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鄭啟承</text:span><text:s/>  |  2012.06.30 02:04   |   <text:a xlink:type="simple" xlink:href="http://palinfo.habago.org/Entry?Command=Information_PrintForum&amp;iPage=503#FORUM31531"><text:span text:style-name="T2">#</text:span></text:a></text:p>
      <text:p text:style-name="P2">從自己親人和週遭老老少少各式朋友身上，我似乎發現了這樣一種難以改變的現象，或許算是現代人的特色了，那就是那些真正有病的，往往不覺得自己有病，而病識感異常強烈敏感、動輒哭天喊地的一群，卻其實根本稱不上什麼病，而只是自我關注過了頭而已。<text:span text:style-name="T3"><text:line-break/><text:line-break/></text:span>一個人，如果真的紮紮實實嚐過生命的苦頭，那就算他再如何駑頓，到了一定的年紀比如三十歲，他就會明白自己其實是十分渺小而卑微的，他會很清楚自己的痛苦就算再大，其實也算不上什麼，因為我們被送來這世上即便不是來受苦的，亦決不是活在一個童話故事裡。一天的痛苦在你身上多劃下了一道傷痕，同時也讓你的心多明白了那麼一些事。<text:span text:style-name="T3"><text:line-break/><text:line-break/></text:span>我一直覺得勇氣兩字和我無緣，但卻多少可以理解何謂勇氣，也許就是這樣的一種過程讓勇氣的種子發了芽。<text:span text:style-name="T3"><text:line-break/><text:line-break/></text:span>於是我也學會了如何觀察一個人的靈魂，鐵口直斷不敢說，認識久了往往你就能看透某個人言行表面下的幽微細膩處，感覺到他的勇氣和度量。<text:span text:style-name="T3"><text:line-break/><text:line-break/></text:span>病人可悲，可悲之處在於受苦的往往是他的家人親友，本人可能倒不覺得有何痛苦。至於動輒憂鬱躁鬱掛在口邊、呼天搶地的是否可悲我就不知道了，但可以確定的是這樣一種精神上的脆弱對誰都沒有好處，一個社會裡有這樣一群人，不是順著自己的內心天性在表現喜怒哀樂，而是受外在週遭各種大小事的刺激和起伏來跟著竄高和低落，那大概就樂了那些陰暗處的各種覬覦之心，奸商政客將會視你為最忠心的客戶，因為你實在太好操弄了，發明了一種「病」，你就自憐自艾往身上攬，捧出了一個情操，你就激昂澎湃地擁抱上它了。<text:span text:style-name="T3"><text:line-break/><text:line-break/></text:span>作為一個曾被生物學給震撼，對所謂生命或演化日思夜想的怪人來說，理解基因或演化對於生命之影響似乎是理所當然的事情。但直到近年－不是課本教了我，而是生活教了我－我才真真正正明何謂與生俱來、何謂宿命這回事。<text:span text:style-name="T3"><text:line-break/><text:line-break/></text:span>我並不質疑別人的痛苦，我只是說痛苦並不如它所宣稱那樣存在著，它只反映了我們是如何對這世界作出反應，大事小事造成的痛苦固然可憫，但那些靈魂有著特別的形狀或顛簸著，甚而生長著憐憫本身的一種人的心，似乎就註定要帶著無人能理解的快樂或孤獨向生命的終點走去了。<text:span text:style-name="T3"><text:line-break/></text:span></text:p>
      <text:p text:style-name="P1"><text:span text:style-name="T1">陳真</text:span><text:s/>  |  2012.06.29 22:14   |   <text:a xlink:type="simple" xlink:href="http://palinfo.habago.org/Entry?Command=Information_PrintForum&amp;iPage=503#FORUM31530"><text:span text:style-name="T2">#</text:span></text:a></text:p>
      <text:p text:style-name="P3">病人甲<text:span text:style-name="T3">: </text:span>這是我在<text:span text:style-name="T3">XX</text:span>醫院開的藥<text:span text:style-name="T3">,</text:span>你就照這樣開給我<text:span text:style-name="T3">.<text:line-break/></text:span>醫<text:span text:style-name="T3">: </text:span>你是什麼樣的問題為什麼吃這些藥<text:span text:style-name="T3">?<text:line-break/></text:span>甲<text:span text:style-name="T3">:</text:span>我又不是醫生<text:span text:style-name="T3">,</text:span>我哪知道我有什麼問題<text:span text:style-name="T3">.<text:line-break/></text:span>醫<text:span text:style-name="T3">: </text:span>你有哪裡不舒服嗎<text:span text:style-name="T3">?<text:line-break/></text:span>甲<text:span text:style-name="T3">: </text:span>唉呀<text:span text:style-name="T3">,</text:span>我趕時間你還問這麼多<text:span text:style-name="T3">.<text:line-break/></text:span>醫<text:span text:style-name="T3">:</text:span>我要問診才能開藥<text:span text:style-name="T3">.<text:line-break/></text:span>甲<text:span text:style-name="T3">: XX</text:span>醫院不是早就問過了<text:span text:style-name="T3">.<text:line-break/></text:span>醫<text:span text:style-name="T3">: </text:span>妳如果趕時間就改天有空再來<text:span text:style-name="T3">.<text:line-break/></text:span>甲<text:span text:style-name="T3">: </text:span>醫生<text:span text:style-name="T3">,</text:span>我問你哦<text:span text:style-name="T3">,</text:span>你幾歲啊<text:span text:style-name="T3">,</text:span>你的頭髮怎麼是白的<text:span text:style-name="T3">?<text:line-break/></text:span>醫<text:span text:style-name="T3">:(...</text:span>尷尬無語<text:span text:style-name="T3">)</text:span>妳希望我怎麼幫妳<text:span text:style-name="T3">?<text:line-break/></text:span>甲<text:span text:style-name="T3">: </text:span>你就開藥給我啊<text:span text:style-name="T3">.<text:line-break/></text:span>醫<text:span text:style-name="T3">: </text:span>但是我不知道你有什麼症狀<text:span text:style-name="T3">,</text:span>而且為什麼要吃這麼多抗憂鬱的藥<text:span text:style-name="T3">,</text:span>妳有憂鬱症嗎<text:span text:style-name="T3">?<text:line-break/></text:span>甲<text:span text:style-name="T3">: </text:span>呸呸呸<text:span text:style-name="T3">,</text:span>神經病才有憂鬱症<text:span text:style-name="T3">,</text:span>我是聽人家說這藥可以減肥啦<text:span text:style-name="T3">.<text:line-break/></text:span>醫<text:span text:style-name="T3">: </text:span>所以妳是為了減肥才吃這些藥<text:span text:style-name="T3">,</text:span>那我不能開給妳<text:span text:style-name="T3">.<text:line-break/></text:span>甲<text:span text:style-name="T3">: </text:span>為什麼不能開給我<text:span text:style-name="T3">,</text:span>你就寫說我情緒不好會憂鬱嘛<text:span text:style-name="T3">.<text:line-break/></text:span>醫<text:span text:style-name="T3">: </text:span>妳還是回去原來的<text:span text:style-name="T3">XX</text:span>醫院開藥好了<text:span text:style-name="T3">.<text:line-break/></text:span>甲<text:span text:style-name="T3">: </text:span>這藥吃多不好嗎<text:span text:style-name="T3">?<text:line-break/></text:span>醫<text:span text:style-name="T3">: </text:span>飯吃多也不好<text:span text:style-name="T3">,</text:span>何況是藥<text:span text:style-name="T3">.<text:line-break/></text:span>甲<text:span text:style-name="T3">:</text:span>那個醫師跟我說沒有副作用耶<text:span text:style-name="T3">.<text:line-break/></text:span>醫<text:span text:style-name="T3">: </text:span>所有的藥都有副作用<text:span text:style-name="T3">,</text:span>只是副作用不一定很嚴重也不一定會發生<text:span text:style-name="T3">.<text:line-break/></text:span>甲<text:span text:style-name="T3">: </text:span>那萬一傷到腦子怎麼辦<text:span text:style-name="T3">.<text:line-break/></text:span>醫<text:span text:style-name="T3">:....<text:line-break/></text:span>甲<text:span text:style-name="T3">: </text:span>那你看我該怎麼辦<text:span text:style-name="T3">.<text:line-break/></text:span>醫<text:span text:style-name="T3">: </text:span>如果妳只是要利用它的副作用來減肥<text:span text:style-name="T3">,</text:span>那就不應該吃藥<text:span text:style-name="T3">. </text:span>藥物是在治病<text:span text:style-name="T3">,</text:span>不是拿來減肥<text:span text:style-name="T3">.<text:line-break/></text:span>甲<text:span text:style-name="T3">: </text:span>那你就開不會傷身體的減肥藥給我<text:span text:style-name="T3">.<text:line-break/></text:span>醫<text:span text:style-name="T3">: </text:span>沒有那種藥<text:span text:style-name="T3">,</text:span>我也不做減肥<text:span text:style-name="T3">,</text:span>而且你看起來是太瘦不是太胖<text:span text:style-name="T3">.<text:line-break/></text:span>甲<text:span text:style-name="T3">: </text:span>那為什麼外面那麼多減肥診所<text:span text:style-name="T3">.<text:line-break/></text:span>醫<text:span text:style-name="T3">:...(</text:span>默然<text:span text:style-name="T3">)<text:line-break/></text:span>甲<text:span text:style-name="T3">: </text:span>太胖穿裙子不好看<text:span text:style-name="T3">.(</text:span>講一堆誰誰誰的身材多好之類<text:span text:style-name="T3">)<text:line-break/></text:span>醫<text:span text:style-name="T3">:...(</text:span>無奈默然<text:span text:style-name="T3">)<text:line-break/></text:span>醫<text:span text:style-name="T3">: </text:span>好<text:span text:style-name="T3">,</text:span>那妳去退掛號吧<text:span text:style-name="T3">.<text:line-break/></text:span>甲<text:span text:style-name="T3">: </text:span>啥咪<text:span text:style-name="T3">!!</text:span>你不開藥給我<text:span text:style-name="T3">?<text:line-break/></text:span>醫<text:span text:style-name="T3">: </text:span>妳不是憂鬱症<text:span text:style-name="T3">,</text:span>我沒辦法開給妳<text:span text:style-name="T3">.<text:line-break/></text:span>甲<text:span text:style-name="T3">: </text:span>你講到傷肝我也怕怕的<text:span text:style-name="T3">,</text:span>你看我起雞皮疙瘩了<text:span text:style-name="T3">. </text:span>那你開不傷肝的藥給我<text:span text:style-name="T3">.<text:line-break/></text:span>醫<text:span text:style-name="T3">: </text:span>妳沒有病<text:span text:style-name="T3">,</text:span>不需要吃藥<text:span text:style-name="T3">.<text:line-break/></text:span>甲<text:span text:style-name="T3">: </text:span>啊不然你開少一點的藥給我<text:span text:style-name="T3">.<text:line-break/></text:span>醫<text:span text:style-name="T3">:...(</text:span>露出迷人的微笑表示拒絕<text:span text:style-name="T3">)</text:span>減肥最好的方法就是飲食適量多運動<text:span text:style-name="T3">.<text:line-break/></text:span>甲<text:span text:style-name="T3">: (....</text:span>手機響起<text:span text:style-name="T3">)</text:span>喂<text:span text:style-name="T3">,...</text:span>對啦<text:span text:style-name="T3">,</text:span>怎麼樣<text:span text:style-name="T3">?...</text:span>是哦<text:span text:style-name="T3">,...</text:span>就是說咩<text:span text:style-name="T3">,</text:span>好啦好啦<text:span text:style-name="T3">,</text:span>我知道啦<text:span text:style-name="T3">,</text:span>你明天就叫那個誰啊<text:span text:style-name="T3">,</text:span>把錢匯過來<text:span text:style-name="T3">...(</text:span>講了五分鐘<text:span text:style-name="T3">,</text:span>沒有結束的跡象<text:span text:style-name="T3">)<text:line-break/></text:span>醫<text:span text:style-name="T3">: </text:span>妳要不要去退掛好<text:span text:style-name="T3">?<text:line-break/></text:span>甲<text:span text:style-name="T3">: (</text:span>做出揮手狀<text:span text:style-name="T3">,</text:span>轉身過去<text:span text:style-name="T3">,</text:span>意思是叫我不要吵<text:span text:style-name="T3">),</text:span>ㄟ<text:span text:style-name="T3">~</text:span>那你們明天要怎麼下來<text:span text:style-name="T3">? </text:span>開車嗎<text:span text:style-name="T3">?..</text:span>什麼啦<text:span text:style-name="T3">,</text:span>你很機車耶<text:span text:style-name="T3">...</text:span>好啦好啦<text:span text:style-name="T3">,</text:span>我在看醫生啦<text:span text:style-name="T3">...</text:span>什麼啦<text:span text:style-name="T3">? </text:span>屁啦<text:span text:style-name="T3">,...</text:span>那我會生氣我跟你講<text:span text:style-name="T3">.<text:line-break/><text:line-break/>(</text:span>邊講手機邊起立往門邊移動<text:span text:style-name="T3">,</text:span>我則如釋重負<text:span text:style-name="T3">.)<text:line-break/><text:line-break/></text:span>五分鐘後<text:span text:style-name="T3">,</text:span>病人又跑回來<text:span text:style-name="T3">,</text:span>問說有沒有吃了能改善記憶力的藥<text:span text:style-name="T3">. </text:span>我說沒有<text:span text:style-name="T3">,</text:span>反覆說妳記憶力沒有問題<text:span text:style-name="T3">,</text:span>不需要吃藥<text:span text:style-name="T3">.<text:line-break/><text:line-break/></text:span>甲<text:span text:style-name="T3">: </text:span>如果藥很貴<text:span text:style-name="T3">,</text:span>我可以自費<text:span text:style-name="T3">.<text:line-break/></text:span>醫<text:span text:style-name="T3">: </text:span>不是藥貴不貴的問題<text:span text:style-name="T3">,</text:span>而是妳不需要吃什麼顧記憶力的藥<text:span text:style-name="T3">,</text:span>妳只要飲食正常就好<text:span text:style-name="T3">.<text:line-break/></text:span>甲<text:span text:style-name="T3">: </text:span>但是<text:span text:style-name="T3">,</text:span>我聽人家說<text:span text:style-name="T3">......<text:line-break/><text:line-break/>(</text:span>然後展開另一波有關改善記憶力的對話<text:span text:style-name="T3">)<text:line-break/><text:line-break/></text:span>在台灣<text:span text:style-name="T3">,</text:span>這年頭幾乎什麼都是病了<text:span text:style-name="T3">. </text:span>包括夫妻感情不好<text:span text:style-name="T3">,</text:span>包括同事之間說壞話<text:span text:style-name="T3">,</text:span>包括功課沒有考一百分<text:span text:style-name="T3">,</text:span>不喜歡考試<text:span text:style-name="T3">,</text:span>包括胸部不夠大<text:span text:style-name="T3">,</text:span>屁股不夠翹等等等<text:span text:style-name="T3">,</text:span>曾幾何時好像什都可以變成一種病<text:span text:style-name="T3">.<text:line-break/><text:line-break/></text:span>這或許有助於醫師看診業績<text:span text:style-name="T3">,</text:span>但它基本上卻是一種墮落<text:span text:style-name="T3">. </text:span>特別是精神科<text:span text:style-name="T3">,</text:span>所謂專業<text:span text:style-name="T3">,</text:span>變得模模糊糊的<text:span text:style-name="T3">,</text:span>感覺好像在騙人似的<text:span text:style-name="T3">. </text:span>我對於自己每天花大量時間反覆告訴病人說你沒有病或告訴<text:span text:style-name="T3"><text:s/>"</text:span>病人<text:span text:style-name="T3">" </text:span>說你所謂的病絲毫不值得如此關注<text:span text:style-name="T3">,</text:span>真是覺得很無奈<text:span text:style-name="T3">. <text:line-break/><text:line-break/></text:span>也許你很難創造癌症成為一種病<text:span text:style-name="T3">,</text:span>但你卻能輕易把正常身心反應給<text:span text:style-name="T3"><text:s/>"</text:span>疾病化<text:span text:style-name="T3">". </text:span>創造<text:span text:style-name="T3"><text:s/>"</text:span>疾病<text:span text:style-name="T3">" </text:span>的目的無非就是為了創造利潤<text:span text:style-name="T3">,</text:span>於是大量所謂過動兒出現了<text:span text:style-name="T3">,</text:span>明明只是正常的調皮搗蛋<text:span text:style-name="T3">,</text:span>也能講得好像什麼神經認知統合都出了問題<text:span text:style-name="T3">. <text:line-break/><text:line-break/></text:span>於是<text:span text:style-name="T3">,</text:span>大量憂鬱症焦慮症也出現了<text:span text:style-name="T3">,</text:span>月考考不好<text:span text:style-name="T3">,</text:span>退步五分<text:span text:style-name="T3">,</text:span>也要憂鬱一番<text:span text:style-name="T3">,</text:span>女朋友跟人跑了<text:span text:style-name="T3">,</text:span>也變成一種病而需要就診<text:span text:style-name="T3">,</text:span>醫師們忙得財源滾滾笑呵呵<text:span text:style-name="T3">. </text:span>可是<text:span text:style-name="T3">,</text:span>這一切喜怒哀樂不就是生命常態嗎<text:span text:style-name="T3">? </text:span>疾病的定義也未免太廣了<text:span text:style-name="T3">.<text:line-break/><text:line-break/></text:span>不是病人的請舉手<text:span text:style-name="T3">!</text:span></text:p>
      <text:p text:style-name="P1"><text:span text:style-name="T1">陳真</text:span><text:s/>  |  2012.06.29 15:40   |   <text:a xlink:type="simple" xlink:href="http://palinfo.habago.org/Entry?Command=Information_PrintForum&amp;iPage=503#FORUM31529"><text:span text:style-name="T2">#</text:span></text:a></text:p>
      <text:p text:style-name="P2">就讓我們來毫不知羞恥地講道德吧<text:span text:style-name="T3">.<text:line-break/><text:line-break/></text:span>當我們看見一個人像政客那樣<text:span text:style-name="T3">,</text:span>滿口漂亮話<text:span text:style-name="T3">,</text:span>不帶情感<text:span text:style-name="T3">,</text:span>我們通常不會去罵他敗德或違反什麼碗糕倫理<text:span text:style-name="T3">,</text:span>不但不會罵他<text:span text:style-name="T3">,</text:span>反倒視為常態或心裏想說好棒喔好會說話喔我也要跟他學<text:span text:style-name="T3">. <text:line-break/><text:line-break/></text:span>但是<text:span text:style-name="T3">,</text:span>當我們看見一個人做出於己有害於人無損的事時<text:span text:style-name="T3">,</text:span>比方說像董事長經常衣衫不整或寫文章動輒它媽的<text:span text:style-name="T3">,(</text:span>自以為高貴的<text:span text:style-name="T3">)</text:span>人們卻往往皺起眉頭來彷彿你做了什麼壞事似的<text:span text:style-name="T3">. </text:span>可是<text:span text:style-name="T3">,</text:span>一個人明知會有損形象卻寧願如此<text:span text:style-name="T3">,</text:span>不就是一種好人的特徵嗎<text:span text:style-name="T3">? </text:span>至少是一個像人的人<text:span text:style-name="T3">.<text:line-break/><text:line-break/></text:span>這樣一種顛倒<text:span text:style-name="T3">,</text:span>該罵的不罵<text:span text:style-name="T3">,</text:span>該鄙夷的不鄙夷<text:span text:style-name="T3">,</text:span>反倒痛斥良善<text:span text:style-name="T3">,</text:span>豈非道德荒唐<text:span text:style-name="T3">?<text:line-break/><text:line-break/></text:span>在道德上我最仰慕的有兩個人<text:span text:style-name="T3">,</text:span>都是女人<text:span text:style-name="T3">. </text:span>一個很可能是虛構<text:span text:style-name="T3">,</text:span>一個是古人<text:span text:style-name="T3">,</text:span>前者就是電影<text:span text:style-name="T3"><text:s/>"</text:span>驅魔<text:span text:style-name="T3">" </text:span>裏的愛蜜莉<text:span text:style-name="T3">,</text:span>她可以脫離魔鬼附身的折磨卻選擇接受折磨<text:span text:style-name="T3">,</text:span>一個是聖女貞德<text:span text:style-name="T3">. </text:span>她們的偉大難以言喻<text:span text:style-name="T3">,</text:span>只能以電影蝙蝠裏那段祈禱詞來描述<text:span text:style-name="T3">.<text:line-break/><text:line-break/></text:span>兩年前診所開業第一天<text:span text:style-name="T3">,</text:span>我心裏想<text:span text:style-name="T3">,</text:span>我該對老天爺說些什麼呢<text:span text:style-name="T3">? </text:span>我不禁反覆一直想到吸血鬼那段祈禱詞<text:span text:style-name="T3">. </text:span>各位別緊張<text:span text:style-name="T3">,</text:span>我不是說我有此境界<text:span text:style-name="T3">,</text:span>而只是說在我看來<text:span text:style-name="T3">,</text:span>這似乎是人所能成就的良善之極致<text:span text:style-name="T3">. </text:span>每想到這段祈禱文<text:span text:style-name="T3">,</text:span>總是很感動<text:span text:style-name="T3">.<text:line-break/><text:line-break/></text:span>一個人不為己謀恰是道德的第一步<text:span text:style-name="T3">,</text:span>但不為己謀並不表示自己很堅強很厲害<text:span text:style-name="T3">,</text:span>他終究還是得祈求憐憫<text:span text:style-name="T3">,</text:span>只是希望這份憐憫來自天上<text:span text:style-name="T3">,</text:span>猶如植物之渴望雨水一般<text:span text:style-name="T3">.<text:line-break/><text:line-break/></text:span>電影《<text:span text:style-name="T3">Thirst</text:span>》（蝙蝠）裡吸血鬼的祈禱文如下：<text:span text:style-name="T3"><text:line-break/><text:line-break/></text:span>「主啊，求祢讓我像血肉潰爛的痲瘋病患，人人躲避；如斬斷四肢的人士，無法移動分毫；求祢將我兩頰奪去，讓眼淚無法流於其上；將我唇舌撕碎，使我無法以之犯罪；拔除雙手指甲，讓我無可掌握；扭曲我的手臂肩膀，讓我連最輕之物也難以承受；讓我像腦瘤病患般無從做出評價；蹂躪我曾立誓之肉體貞潔，使我毫無尊嚴；置我於永恆恥辱中，無人願為我禱告；惟求主之憐憫。」<text:span text:style-name="T3"><text:line-break/><text:line-break/></text:span>我這一生<text:span text:style-name="T3">,</text:span>啥也不求了<text:span text:style-name="T3">,</text:span>惟求主之憐憫<text:span text:style-name="T3">.</text:span></text:p>
      <text:p text:style-name="P1"><text:span text:style-name="T1">陳真</text:span><text:s/>  |  2012.06.29 14:33   |   <text:a xlink:type="simple" xlink:href="http://palinfo.habago.org/Entry?Command=Information_PrintForum&amp;iPage=503#FORUM31528"><text:span text:style-name="T2">#</text:span></text:a></text:p>
      <text:p text:style-name="P3">就讓我們來講道德吧<text:span text:style-name="T3">.<text:line-break/><text:line-break/></text:span>台灣人不是很喜歡問精神科醫師每天聽這些人間悲劇<text:span text:style-name="T3"><text:s/>(</text:span>人們喜歡說這是<text:span text:style-name="T3"><text:s/>"</text:span>倒垃圾<text:span text:style-name="T3">"),</text:span>不會痛苦嗎<text:span text:style-name="T3">? </text:span>當然很痛苦啊<text:span text:style-name="T3">. </text:span>今天<text:span text:style-name="T3">,</text:span>如果你的痛苦無法<text:span text:style-name="T3"><text:s/>"</text:span>傳染<text:span text:style-name="T3">" </text:span>給另一個人<text:span text:style-name="T3">,</text:span>那意味著他對你既無愛也無恨<text:span text:style-name="T3">,</text:span>簡單說就是對你根本不在乎<text:span text:style-name="T3">,</text:span>死活都不干他的事<text:span text:style-name="T3">.<text:line-break/><text:line-break/></text:span>一個親友的可悲狀況為什麼會影響或<text:span text:style-name="T3"><text:s/>"</text:span>傳染<text:span text:style-name="T3">" </text:span>給你<text:span text:style-name="T3">,</text:span>無非就是因為你在乎<text:span text:style-name="T3">,</text:span>而在乎恐怕是一切道德的根源<text:span text:style-name="T3">. </text:span>同樣地<text:span text:style-name="T3">,</text:span>一個醫生如果對他的工作那麼多的痛苦和生死都不覺得是一種折磨<text:span text:style-name="T3">,</text:span>反倒很開心很溫馨很鎮靜<text:span text:style-name="T3">,</text:span>那意味著你的一切都不干他的事<text:span text:style-name="T3">,</text:span>他對你死也好活也罷<text:span text:style-name="T3">,</text:span>藥要怎麼亂吃都不值得引起任何起情緒<text:span text:style-name="T3">.<text:line-break/><text:line-break/></text:span>別說醫病關係啦<text:span text:style-name="T3">,</text:span>任何人與人之間的關係都一樣<text:span text:style-name="T3">,</text:span>我很害怕接到各位的電話<text:span text:style-name="T3">,</text:span>正如同我很害怕接到家裏的訊息一樣<text:span text:style-name="T3">,</text:span>因為我知道大概都不會是好消息或好康倒相報<text:span text:style-name="T3">,</text:span>我能閃則閃<text:span text:style-name="T3">,</text:span>因為你的痛苦將會在我心頭劃下一道道傷痕<text:span text:style-name="T3">.</text:span></text:p>
      <text:p text:style-name="P1"><text:span text:style-name="T1">陳真</text:span><text:s/>  |  2012.06.29 14:10   |   <text:a xlink:type="simple" xlink:href="http://palinfo.habago.org/Entry?Command=Information_PrintForum&amp;iPage=503#FORUM31527"><text:span text:style-name="T2">#</text:span></text:a></text:p>
      <text:p text:style-name="P2">就讓我們來談道德吧<text:span text:style-name="T3">. </text:span>現代人<text:span text:style-name="T3">,</text:span>特別是台灣人<text:span text:style-name="T3">,</text:span>特別是台灣的讀書人很聰明的<text:span text:style-name="T3">,</text:span>他知道怎麼趨吉避凶<text:span text:style-name="T3">,</text:span>怎麼逢迎造勢<text:span text:style-name="T3">,</text:span>怎麼把話說得漂亮<text:span text:style-name="T3">,</text:span>怎麼製造形象<text:span text:style-name="T3">,</text:span>也因此<text:span text:style-name="T3">,</text:span>檯面上紅男綠女個個揖讓而升<text:span text:style-name="T3">,</text:span>溫文儒雅<text:span text:style-name="T3">,</text:span>講起話來都很勵志很溫馨<text:span text:style-name="T3">,</text:span>愛鄉愛民愛病人<text:span text:style-name="T3">,</text:span>但檯面下卻完全不一樣<text:span text:style-name="T3">.<text:line-break/><text:line-break/></text:span>你若要說我這樣寫有什麼問題<text:span text:style-name="T3">,</text:span>那就是我這樣公開批評病患之普遍就醫怪象<text:span text:style-name="T3">,</text:span>只會破壞自己的醫師形象<text:span text:style-name="T3">,</text:span>特別是在網路這樣一種陰暗邪惡的世界<text:span text:style-name="T3">,</text:span>很可能會大大影響業績<text:span text:style-name="T3">. </text:span>但我願意如此<text:span text:style-name="T3">,</text:span>因為業績對我雖然很重要<text:span text:style-name="T3">,</text:span>但更重要的難道不是這樣一些怪象應該被提出來質疑<text:span text:style-name="T3">?<text:line-break/><text:line-break/></text:span>我又不笨<text:span text:style-name="T3">,</text:span>我怎麼會不知道自己寫什麼講什麼將會帶來什麼樣的後果<text:span text:style-name="T3">? </text:span>應該不會有人笨到不明白這一點吧<text:span text:style-name="T3">? </text:span>我若是個混蛋或稍微有點像一般人那樣的心眼或窩囊心思<text:span text:style-name="T3">,</text:span>那我就會講漂亮話<text:span text:style-name="T3">,</text:span>把自己包裝得好溫馨好專業好有愛心<text:span text:style-name="T3">,</text:span>然後我就會名利雙收<text:span text:style-name="T3">. <text:line-break/><text:line-break/></text:span>換句話說<text:span text:style-name="T3">,</text:span>當一個人願意不計形象不求業績<text:span text:style-name="T3">,</text:span>甚至破壞自己的形象<text:span text:style-name="T3">,</text:span>願意公開得罪許多醫師或病人<text:span text:style-name="T3">,</text:span>那麼<text:span text:style-name="T3">,</text:span>不管他所要講的東西有沒有道理<text:span text:style-name="T3">,</text:span>他至少在道德上是沒有問題甚至應該受到敬重的<text:span text:style-name="T3">. </text:span>若因此反倒被道德譴責<text:span text:style-name="T3">,</text:span>那只意味著一件事<text:span text:style-name="T3">,</text:span>那就是批評者實際上並不是那麼在乎道德<text:span text:style-name="T3">,</text:span>甚至他根本不知道自己在說什麼<text:span text:style-name="T3">.<text:line-break/><text:line-break/></text:span>因為受聘為台大雲林分院的倫理委員<text:span text:style-name="T3">,</text:span>前些日子我回去開會<text:span text:style-name="T3">,</text:span>會議中講到所謂防禦性醫療<text:span text:style-name="T3">,</text:span>有同事引用一篇文章說沒有一個醫師會做壞事<text:span text:style-name="T3">,</text:span>沒有一個醫師不想幫助病人<text:span text:style-name="T3">,</text:span>我說這跟我的理解恰好有點出入<text:span text:style-name="T3">,</text:span>特別是在地區診所<text:span text:style-name="T3">,</text:span>不用說幫啦<text:span text:style-name="T3">,</text:span>整天用盡各種非常不可思議的手段努力在謀財害命的醫師比比皆是<text:span text:style-name="T3">,</text:span>努力騙病人吃藥<text:span text:style-name="T3">,</text:span>騙他自費購買<text:span text:style-name="T3">,</text:span>而且是暴利<text:span text:style-name="T3">,</text:span>更可惡的是很多藥對病人而言完全不相干卻騙他吃<text:span text:style-name="T3">,</text:span>就好像你去騙一個男病人叫他吃調整月經的藥一樣荒唐<text:span text:style-name="T3">. </text:span>但這卻是診所常態<text:span text:style-name="T3">,</text:span>重點是這樣一些醫生通常是所謂<text:span text:style-name="T3"><text:s/>"</text:span>名醫<text:span text:style-name="T3">",</text:span>形象好得不得了<text:span text:style-name="T3">.<text:line-break/><text:line-break/></text:span>我不喜歡把某些話講白<text:span text:style-name="T3">,</text:span>或許只能這樣說<text:span text:style-name="T3">: <text:line-break/><text:line-break/></text:span>有些東西既然如此重要<text:span text:style-name="T3">,</text:span>那就讓我們用生命用名譽用一切自身所有的東西去實踐它吧<text:span text:style-name="T3">.</text:span></text:p>
      <text:p text:style-name="P1"><text:span text:style-name="T1">陳真</text:span><text:s/>  |  2012.06.29 13:30   |   <text:a xlink:type="simple" xlink:href="http://palinfo.habago.org/Entry?Command=Information_PrintForum&amp;iPage=503#FORUM31526"><text:span text:style-name="T2">#</text:span></text:a></text:p>
      <text:p text:style-name="P3">有人寫信來說我寫的這些內容有違醫學倫理<text:span text:style-name="T3">,</text:span>我很納悶<text:span text:style-name="T3">,</text:span>這些內容完全沒有絲毫個人資訊<text:span text:style-name="T3">,</text:span>違反了什麼<text:span text:style-name="T3">? <text:line-break/><text:line-break/></text:span>就算是當事人也看不出是在講他<text:span text:style-name="T3">,</text:span>因為這樣的<text:span text:style-name="T3"><text:s/>"</text:span>他<text:span text:style-name="T3">" </text:span>有千千萬萬個<text:span text:style-name="T3">,</text:span>幾乎就是地方診所的對話常態<text:span text:style-name="T3">. </text:span>診所畢竟不是台大<text:span text:style-name="T3">,</text:span>不是高醫<text:span text:style-name="T3">,</text:span>鄉下地方也不是城市都會中心<text:span text:style-name="T3">. </text:span>在地方診所甚至有一些病人來到診所就當成回到自己家裏客廳一樣<text:span text:style-name="T3">,</text:span>兀自抱著狗逗著狗玩<text:span text:style-name="T3">,</text:span>小孩滿屋子跑<text:span text:style-name="T3">,</text:span>玩遊戲<text:span text:style-name="T3">,</text:span>你請他坐下問診<text:span text:style-name="T3">,</text:span>他拿起手機先聊天<text:span text:style-name="T3">,</text:span>你叫他出去後再聊手機<text:span text:style-name="T3">,</text:span>他會叫你不要吵<text:span text:style-name="T3">,</text:span>有的一講就講個十分鐘<text:span text:style-name="T3">,</text:span>很無奈<text:span text:style-name="T3">.<text:line-break/><text:line-break/></text:span>講這樣一些極其普遍的就診怪象<text:span text:style-name="T3">,</text:span>哪一點有醫療倫理問題呢<text:span text:style-name="T3">? </text:span>倒是市面上很多所謂名醫名師的名著作<text:span text:style-name="T3">,</text:span>以宣揚所謂醫學知識為標榜<text:span text:style-name="T3">,</text:span>卻把<text:span text:style-name="T3"><text:s/>"</text:span>特定<text:span text:style-name="T3">" (</text:span>記住這兩個字<text:span text:style-name="T3">,</text:span>唯有特定個人資訊才有侵犯隱私之嫌<text:span text:style-name="T3">),</text:span>卻把特定個人資訊具體呈現<text:span text:style-name="T3">,</text:span>只是隱去名字<text:span text:style-name="T3">,</text:span>但這仍然是侵犯隱私<text:span text:style-name="T3">,</text:span>奇怪的是醫界除了我之外卻從來沒有人對此批評<text:span text:style-name="T3">,</text:span>怎麼我寫這樣一些沒頭沒腦而且大多是無數病患對話拼湊而成的內容卻反倒違反起什麼醫學倫理<text:span text:style-name="T3">?<text:line-break/><text:line-break/></text:span>當我們要對別人進行一種道德指控或道德勸誡時<text:span text:style-name="T3">,</text:span>應該先想清楚自己在指控或券誡一些什麼<text:span text:style-name="T3">.</text:span></text:p>
      <text:p text:style-name="P1"><text:span text:style-name="T1">陳真</text:span><text:s/>  |  2012.06.26 17:52   |   <text:a xlink:type="simple" xlink:href="http://palinfo.habago.org/Entry?Command=Information_PrintForum&amp;iPage=503#FORUM31525"><text:span text:style-name="T2">#</text:span></text:a></text:p>
      <text:p text:style-name="P2">病患丁<text:span text:style-name="T3">: </text:span>為什麼吃你的藥越吃越嚴重<text:span text:style-name="T3">?<text:line-break/></text:span>醫<text:span text:style-name="T3">: </text:span>是哪一方面越嚴重<text:span text:style-name="T3">?<text:line-break/></text:span>丁<text:span text:style-name="T3">: </text:span>晚上都會做夢<text:span text:style-name="T3">.<text:line-break/></text:span>醫<text:span text:style-name="T3">: </text:span>做夢不好嗎<text:span text:style-name="T3">? </text:span>會影響睡眠嗎<text:span text:style-name="T3">?<text:line-break/></text:span>丁<text:span text:style-name="T3">: </text:span>當然會<text:span text:style-name="T3">,</text:span>都不能睡<text:span text:style-name="T3">.<text:line-break/></text:span>醫<text:span text:style-name="T3">: </text:span>可是你拒吃安眠藥拒吃鎮靜劑<text:span text:style-name="T3">,</text:span>我不知道還能開什麼藥給妳<text:span text:style-name="T3">?<text:line-break/></text:span>丁<text:span text:style-name="T3">: </text:span>你是說一定要吃安眠藥嗎<text:span text:style-name="T3">?<text:line-break/></text:span>醫<text:span text:style-name="T3">: </text:span>對<text:span text:style-name="T3">,</text:span>會讓你睡得比較好一些<text:span text:style-name="T3">. <text:line-break/></text:span>丁<text:span text:style-name="T3">: </text:span>我睡得很好啊<text:span text:style-name="T3">.<text:line-break/></text:span>醫<text:span text:style-name="T3">: (...</text:span>啞口無言<text:span text:style-name="T3">)<text:line-break/></text:span>醫<text:span text:style-name="T3">: </text:span>那就好<text:span text:style-name="T3">.<text:line-break/></text:span>丁<text:span text:style-name="T3">: </text:span>可是為什麼昨天沒睡好<text:span text:style-name="T3">?<text:line-break/></text:span>醫<text:span text:style-name="T3">: </text:span>只有一天沒睡好沒關係<text:span text:style-name="T3">.<text:line-break/></text:span>丁<text:span text:style-name="T3">: </text:span>啥咪一天<text:span text:style-name="T3">,</text:span>每天都嘛不能睡<text:span text:style-name="T3">.<text:line-break/></text:span>醫<text:span text:style-name="T3">: (...</text:span>啞口無言<text:span text:style-name="T3">,</text:span>很想乾脆咬舌自盡算了<text:span text:style-name="T3">)<text:line-break/></text:span>醫<text:span text:style-name="T3">: </text:span>好吧<text:span text:style-name="T3">,</text:span>我沒什麼意見<text:span text:style-name="T3">. </text:span>那我要不要開安眠藥<text:span text:style-name="T3">?<text:line-break/></text:span>丁<text:span text:style-name="T3">: </text:span>我不知道<text:span text:style-name="T3">,</text:span>你能不能開那種小顆的<text:span text:style-name="T3">?<text:line-break/></text:span>醫<text:span text:style-name="T3">: </text:span>什麼小顆的<text:span text:style-name="T3">?<text:line-break/></text:span>丁<text:span text:style-name="T3">: </text:span>就是在小小的紫色的<text:span text:style-name="T3">.<text:line-break/></text:span>醫<text:span text:style-name="T3">: </text:span>我不知道那是什麼藥<text:span text:style-name="T3">.<text:line-break/></text:span>丁<text:span text:style-name="T3">: </text:span>你們這裏沒有嗎<text:span text:style-name="T3">?<text:line-break/></text:span>醫<text:span text:style-name="T3">: (</text:span>無奈<text:span text:style-name="T3">...)<text:line-break/></text:span>醫<text:span text:style-name="T3">: </text:span>你要我挑一些體積越小越好的藥給妳嗎<text:span text:style-name="T3">? </text:span>會有醫師是看大小來選藥的嗎<text:span text:style-name="T3">?<text:line-break/></text:span>丁<text:span text:style-name="T3">: </text:span>那種藥吃了就不會做夢<text:span text:style-name="T3">.<text:line-break/></text:span>醫<text:span text:style-name="T3">: </text:span>如果你覺得那些藥那麼好<text:span text:style-name="T3">,</text:span>為什麼不去其它那些診所看呢<text:span text:style-name="T3">?<text:line-break/></text:span>丁<text:span text:style-name="T3">: </text:span>那不是診所開的<text:span text:style-name="T3">,</text:span>那是地下電台在賣的藥<text:span text:style-name="T3">.<text:line-break/></text:span>醫<text:span text:style-name="T3">: </text:span>那種藥你也敢吃<text:span text:style-name="T3">?<text:line-break/></text:span>丁<text:span text:style-name="T3">: </text:span>很多人<text:span text:style-name="T3">CALL IN </text:span>進去說很有效<text:span text:style-name="T3">,</text:span>一瓶<text:span text:style-name="T3">100</text:span>顆要八千多塊<text:span text:style-name="T3">.<text:line-break/></text:span>醫<text:span text:style-name="T3">: (...</text:span>無言<text:span text:style-name="T3">)<text:line-break/></text:span>丁<text:span text:style-name="T3">: </text:span>你幫我計算一下我今天的藥加一加要多少錢<text:span text:style-name="T3">?<text:line-break/></text:span>醫<text:span text:style-name="T3">: </text:span>你有健保<text:span text:style-name="T3">,</text:span>基本上都不用錢<text:span text:style-name="T3">.<text:line-break/></text:span>丁<text:span text:style-name="T3">: </text:span>那有沒有那種雞毛管的<text:span text:style-name="T3">?<text:line-break/></text:span>醫<text:span text:style-name="T3">: </text:span>什麼雞毛管<text:span text:style-name="T3">? (</text:span>很痛苦<text:span text:style-name="T3">)<text:line-break/></text:span>丁<text:span text:style-name="T3">: (</text:span>從皮包挑出幾張文宣<text:span text:style-name="T3">)</text:span>就是這一種含有宇宙能量加上氫原子的<text:span text:style-name="T3">,</text:span>人家說這是六個博士最新發明的藥<text:span text:style-name="T3">,</text:span>可以抗老顧心血治百病<text:span text:style-name="T3">,</text:span>大家都說非常好用<text:span text:style-name="T3">.</text:span>你幫我看一下這些宇宙仙丹的成份<text:span text:style-name="T3">.<text:line-break/></text:span>醫<text:span text:style-name="T3">: </text:span>這些都是來路不明的藥<text:span text:style-name="T3">,</text:span>看這些文宣的內容就知道完全沒有半點科學常識<text:span text:style-name="T3">,</text:span>哪有什麼六個博士透過收宇宙能量來提煉而成<text:span text:style-name="T3">.<text:line-break/></text:span>丁<text:span text:style-name="T3">: </text:span>博士難道會亂講<text:span text:style-name="T3">?<text:line-break/></text:span>醫<text:span text:style-name="T3">: </text:span>美國阿姆斯壯博士<text:span text:style-name="T3">,</text:span>德國香格理拉博士<text:span text:style-name="T3">,</text:span>法國密雪兒博士<text:span text:style-name="T3">...</text:span>這些人存在世界上嗎<text:span text:style-name="T3">? </text:span>妳現在是希望我做什麼<text:span text:style-name="T3">? </text:span>我們已經講半個多小時了<text:span text:style-name="T3">.(</text:span>頭劇痛<text:span text:style-name="T3">)<text:line-break/></text:span>丁<text:span text:style-name="T3">: </text:span>你開小顆的那種給我<text:span text:style-name="T3">.<text:line-break/></text:span>醫<text:span text:style-name="T3">: </text:span>我不知道什麼小顆雞毛管的<text:span text:style-name="T3">,</text:span>我就照我的方式開<text:span text:style-name="T3">,</text:span>我保證不開安眠藥給妳<text:span text:style-name="T3">,</text:span>但妳如果無法睡好<text:span text:style-name="T3">,</text:span>妳的胸悶心悸高血壓這些問題就不可能改善<text:span text:style-name="T3">,</text:span>所以我真的不知道怎麼治療妳<text:span text:style-name="T3">.<text:line-break/></text:span>丁<text:span text:style-name="T3">: </text:span>那我明天把我在地下電台買的那些藥帶來看你們這裡有沒有類似的藥<text:span text:style-name="T3">.<text:line-break/></text:span>醫<text:span text:style-name="T3">:..(</text:span>無奈無言<text:span text:style-name="T3">)<text:line-break/></text:span>丁<text:span text:style-name="T3">: </text:span>那個藥很多人買<text:span text:style-name="T3">,</text:span>電台電話打進去<text:span text:style-name="T3">,</text:span>想買還不一定買得到<text:span text:style-name="T3">.<text:line-break/></text:span>醫<text:span text:style-name="T3">:...(</text:span>無奈無言<text:span text:style-name="T3">)</text:span>好<text:span text:style-name="T3">,</text:span>妳去拿藥吧<text:span text:style-name="T3">.<text:line-break/></text:span>丁<text:span text:style-name="T3">: (</text:span>挑出一大本筆記本<text:span text:style-name="T3">)</text:span>另外我要問你<text:span text:style-name="T3">,</text:span>為什麼本來早上我都是<text:span text:style-name="T3">7</text:span>點<text:span text:style-name="T3">23</text:span>分起床<text:span text:style-name="T3">,</text:span>吃你的藥之後卻慢了兩分鐘<text:span text:style-name="T3">,</text:span>變成<text:span text:style-name="T3">7</text:span>點<text:span text:style-name="T3">25</text:span>分才起床<text:span text:style-name="T3">? </text:span>為什麼會這樣<text:span text:style-name="T3">?</text:span>是不是你的藥去傷到腦<text:span text:style-name="T3">?<text:line-break/></text:span>醫<text:span text:style-name="T3">: </text:span>差兩分起床有關係嗎<text:span text:style-name="T3">? </text:span>妳怎麼一直關心這些不是問題的問題<text:span text:style-name="T3">?<text:line-break/></text:span>丁<text:span text:style-name="T3">: (</text:span>攤開筆記本<text:span text:style-name="T3">,</text:span>上面密密碼碼寫著每天的起床時間與心跳血壓等等<text:span text:style-name="T3">,</text:span>而且還用彩色筆畫成曲線<text:span text:style-name="T3">,</text:span>標出所謂異常之處<text:span text:style-name="T3">,</text:span>異常之處包括比過去慢兩分鐘起床<text:span text:style-name="T3">,</text:span>某日幾點幾分的心跳比某日同樣幾點幾分的心跳少跳了一下等等<text:span text:style-name="T3">)<text:line-break/><text:line-break/><text:line-break/></text:span>於是又花了半小時聽她講她的高度養生憂慮<text:span text:style-name="T3">,</text:span>擔心身體的每根汗毛是否有問題<text:span text:style-name="T3">,</text:span>擔心空氣中是否有過量毒素<text:span text:style-name="T3">,</text:span>你必須跟她解釋這些都不是問題<text:span text:style-name="T3">,</text:span>可是顯然無法讓她相信這些不是問題<text:span text:style-name="T3">,</text:span>她的問題其實就出在於她太在乎自己了<text:span text:style-name="T3">,</text:span>於是把一切不是問題的現象全看成問題<text:span text:style-name="T3">.</text:span>我自己的心跳都已經逐漸降低到一分鐘只跳三十幾下我都不擔心<text:span text:style-name="T3">.<text:line-break/><text:line-break/></text:span>也許維根斯坦是對的<text:span text:style-name="T3">,</text:span>這些都不是醫學問題<text:span text:style-name="T3">,</text:span>而是一種道德問題<text:span text:style-name="T3">. <text:line-break/></text:span>醫學應該只專注在那些它應有的管轄範圍<text:span text:style-name="T3">,</text:span>而不是擴大營業範圍把什麼都盡量當成是一種病<text:span text:style-name="T3">. </text:span>醫學或藥物只能改善某種身體不適<text:span text:style-name="T3">,</text:span>但不適的根源如果是出自一種觀念或個性<text:span text:style-name="T3">,</text:span>那也許只有上帝才有可能改變<text:span text:style-name="T3">.<text:line-break/><text:line-break/></text:span>一個人為了某種實質的傷害而困擾是合理的<text:span text:style-name="T3">,</text:span>但一個人如果連空氣中的細菌濃度都會擔心影響健康<text:span text:style-name="T3">,</text:span>那他其實只是在庸人自擾<text:span text:style-name="T3">. </text:span>可悲的是<text:span text:style-name="T3">,</text:span>你無法改變庸人的自擾<text:span text:style-name="T3">,</text:span>沒有人也沒有事情擾他<text:span text:style-name="T3">,</text:span>但他每天擾亂自己擾個不停<text:span text:style-name="T3">,</text:span>稍有風吹草動便哭天搶地或大驚小怪或暴怒憤恨咒罵<text:span text:style-name="T3">.<text:line-break/><text:line-break/></text:span>沙特說<text:span text:style-name="T3">,</text:span>他人是我的地獄<text:span text:style-name="T3">. </text:span>如果把這句話脫離原意做某種曲解來看<text:span text:style-name="T3">,</text:span>他人真的是我的地獄<text:span text:style-name="T3">,</text:span>我實在很害怕人類這種生物<text:span text:style-name="T3">,</text:span>充滿無謂的情緒憤恨與虛榮<text:span text:style-name="T3">,</text:span>帶來種種折磨<text:span text:style-name="T3">. </text:span>只有<text:span text:style-name="T3"><text:s/>"</text:span>我<text:span text:style-name="T3">" </text:span>是最好的同伴<text:span text:style-name="T3">,</text:span>我從不為難自己<text:span text:style-name="T3">,</text:span>從不虐待自己<text:span text:style-name="T3">,</text:span>跟<text:span text:style-name="T3"><text:s/>"</text:span>我<text:span text:style-name="T3">" </text:span>在一起真是他媽的多麼自在愉悅的一件事<text:span text:style-name="T3">,</text:span>但只要一看到人我就怕<text:span text:style-name="T3">,</text:span>彷彿永無止盡的各種可怕情緒虛榮與心機<text:span text:style-name="T3">,</text:span>真的很難伺候<text:span text:style-name="T3">. <text:line-break/><text:line-break/></text:span>其它動物都比人類好相處多了<text:span text:style-name="T3">.</text:span></text:p>
      <text:p text:style-name="P1">J. Z.   |  2012.06.22 13:14   |   <text:a xlink:type="simple" xlink:href="http://palinfo.habago.org/Entry?Command=Information_PrintForum&amp;iPage=503#FORUM31524"><text:span text:style-name="T2">#</text:span></text:a></text:p>
      <text:p text:style-name="P3">呃<text:span text:style-name="T3">...</text:span>史帝諾斯我在台灣時有陣子還滿常吃的說<text:span text:style-name="T3">...<text:line-break/></text:span>剛開始只吃半顆就有效<text:span text:style-name="T3">, </text:span>後來吃一顆都有點不夠力<text:span text:style-name="T3">...<text:line-break/></text:span>這樣很糟嗎<text:span text:style-name="T3">...XD</text:span></text:p>
      <text:p text:style-name="P1"><text:span text:style-name="T1">陳真</text:span><text:s/>  |  2012.06.21 18:20   |   <text:a xlink:type="simple" xlink:href="http://palinfo.habago.org/Entry?Command=Information_PrintForum&amp;iPage=503#FORUM31523"><text:span text:style-name="T2">#</text:span></text:a></text:p>
      <text:p text:style-name="P2">醫<text:span text:style-name="T3">: </text:span>請坐<text:span text:style-name="T3">,</text:span>你怎麼樣<text:span text:style-name="T3">?<text:line-break/><text:line-break/></text:span>丙<text:span text:style-name="T3">: </text:span>廢話少說啦<text:span text:style-name="T3">,</text:span>我要安眠藥<text:span text:style-name="T3">,</text:span>我警告你喔<text:span text:style-name="T3">,</text:span>我要史地諾斯原廠的<text:span text:style-name="T3">.<text:line-break/><text:line-break/></text:span>醫<text:span text:style-name="T3">: </text:span>我要詳細問病情才能決定怎麼開藥<text:span text:style-name="T3">.<text:line-break/><text:line-break/></text:span>丙<text:span text:style-name="T3">: </text:span>你不會用看的嗎<text:span text:style-name="T3">? </text:span>你醫生是怎麼當的<text:span text:style-name="T3">? </text:span>跟你說史帝諾斯就是史帝諾斯<text:span text:style-name="T3">.<text:line-break/><text:line-break/></text:span>醫<text:span text:style-name="T3">: </text:span>那你吃這個藥多久了<text:span text:style-name="T3">?<text:line-break/><text:line-break/></text:span>丙<text:span text:style-name="T3">: </text:span>三十年<text:span text:style-name="T3">.<text:line-break/><text:line-break/></text:span>醫<text:span text:style-name="T3">: </text:span>這個藥發明還不到三十年<text:span text:style-name="T3">,</text:span>你怎麼可能吃這麼久<text:span text:style-name="T3">?<text:line-break/><text:line-break/></text:span>丙<text:span text:style-name="T3">: </text:span>我警告你喔<text:span text:style-name="T3">,</text:span>你不要給恁爸開別的藥<text:span text:style-name="T3">,</text:span>否則我如果吃了不舒服我是會來診所殺人喔我跟你講<text:span text:style-name="T3">.<text:line-break/><text:line-break/></text:span>醫<text:span text:style-name="T3">: </text:span>史帝諾斯這個藥不建議吃超過半年<text:span text:style-name="T3">,</text:span>所以你如果已經吃了好幾年<text:span text:style-name="T3">,</text:span>那你應該把他戒掉<text:span text:style-name="T3">. </text:span>若自己戒不掉就住院戒掉<text:span text:style-name="T3">.<text:line-break/><text:line-break/></text:span>丙<text:span text:style-name="T3">: </text:span>恁爸除了青光眼開刀沒有住過院<text:span text:style-name="T3">.<text:line-break/><text:line-break/></text:span>醫<text:span text:style-name="T3">: </text:span>若是有青光眼<text:span text:style-name="T3">,</text:span>那麼這類藥物最好少用<text:span text:style-name="T3">.<text:line-break/><text:line-break/></text:span>丙<text:span text:style-name="T3">: </text:span>你是在威脅我嗎<text:span text:style-name="T3">? </text:span>你管我吃什麼藥<text:span text:style-name="T3">? </text:span>恁爸要吃不行嗎<text:span text:style-name="T3">?<text:line-break/><text:line-break/></text:span>醫<text:span text:style-name="T3">: </text:span>我剛剛上健保局網站查了你過去的處方<text:span text:style-name="T3">,</text:span>發現你在過去一個月內幾乎每天都在拿這個藥<text:span text:style-name="T3">,</text:span>拿了好幾百顆<text:span text:style-name="T3">,</text:span>對不起我沒辦法再開給你<text:span text:style-name="T3">.<text:line-break/><text:line-break/></text:span>丙<text:span text:style-name="T3">: </text:span>不開<text:span text:style-name="T3">? </text:span>不開你為什麼不早說<text:span text:style-name="T3">.<text:line-break/><text:line-break/>(</text:span>偕同另兩位友人<text:span text:style-name="T3">,</text:span>踹門離去<text:span text:style-name="T3">,</text:span>離去後<text:span text:style-name="T3">,</text:span>在門口嚷嚷<text:span text:style-name="T3">: </text:span>給恁爸記住<text:span text:style-name="T3">!<text:line-break/></text:span>給恁爸小心一點<text:span text:style-name="T3">! <text:line-break/><text:line-break/></text:span>這差不多就是我每天<text:span text:style-name="T3"><text:s/>"</text:span>行醫救人<text:span text:style-name="T3">" </text:span>的剪影<text:span text:style-name="T3">...<text:line-break/><text:line-break/></text:span>如果你能找到大約<text:span text:style-name="T3">25</text:span>年前某一天的中國時報<text:span text:style-name="T3">,</text:span>上面有我帶著迷人笑容的照片<text:span text:style-name="T3">,</text:span>記者來採訪我<text:span text:style-name="T3">,</text:span>問我為什麼年紀輕輕才剛進大學就說要走沒有人要走的精神科<text:span text:style-name="T3">? </text:span>我回答說<text:span text:style-name="T3">: </text:span>因為我覺得肉體的痛苦比較好面對<text:span text:style-name="T3">,</text:span>但精神上的痛苦卻很可悲<text:span text:style-name="T3">,</text:span>而且精神病人一直被這社會所遺棄<text:span text:style-name="T3">.<text:line-break/><text:line-break/></text:span>所謂理想就是你以為你可以做些什麼<text:span text:style-name="T3">,</text:span>但是到後來你會發現<text:span text:style-name="T3">,</text:span>事實上理想往往只是一種幻想<text:span text:style-name="T3">.</text:span></text:p>
      <text:p text:style-name="P4"/>
      <text:p text:style-name="P1"><text:span text:style-name="T1">陳真</text:span><text:s/>  |  2012.06.21 18:02   |   <text:a xlink:type="simple" xlink:href="http://palinfo.habago.org/Entry?Command=Information_PrintForum&amp;iPage=504#FORUM31522"><text:span text:style-name="T2">#</text:span></text:a></text:p>
      <text:p text:style-name="P2">醫<text:span text:style-name="T3">: </text:span>這兩個禮拜還好吧<text:span text:style-name="T3">? </text:span>睡眠和情緒<text:span text:style-name="T3">OK</text:span>嗎<text:span text:style-name="T3">?<text:line-break/><text:line-break/></text:span>病患乙<text:span text:style-name="T3">: </text:span>還可以<text:span text:style-name="T3">,</text:span>但是你知道嗎<text:span text:style-name="T3">,</text:span>我那天回家<text:span text:style-name="T3">,</text:span>看到那個花盆又突出來了<text:span text:style-name="T3">,</text:span>我就說<text:span text:style-name="T3">,</text:span>哼<text:span text:style-name="T3">,</text:span>這種事你以為我會怕嗎<text:span text:style-name="T3">? </text:span>我就這樣對我女兒說<text:span text:style-name="T3">,</text:span>啊不然能怎樣<text:span text:style-name="T3">,</text:span>難到在公司要被霸凌<text:span text:style-name="T3">,</text:span>回到家也要被霸凌<text:span text:style-name="T3">.</text:span>所以我就打電話跟我先生說<text:span text:style-name="T3">,</text:span>你猜他怎麼說嗎<text:span text:style-name="T3">? </text:span>你猜猜看<text:span text:style-name="T3">.<text:line-break/><text:line-break/></text:span>醫<text:span text:style-name="T3">: (...</text:span>尷尬<text:span text:style-name="T3">) </text:span>我不知道你在說什麼花盆<text:span text:style-name="T3">.<text:line-break/><text:line-break/></text:span>乙<text:span text:style-name="T3">: </text:span>就是那個陽台有沒有<text:span text:style-name="T3">,XX</text:span>路那一帶都是那種房子<text:span text:style-name="T3">,</text:span>那是<text:span text:style-name="T3">YY</text:span>建設公司蓋的<text:span text:style-name="T3">,</text:span>吼吼吼<text:span text:style-name="T3">,</text:span>好像一年要賣幾百間<text:span text:style-name="T3">,</text:span>很賺錢喔<text:span text:style-name="T3">,anyway,</text:span>重點是我們為什麼要讓人這樣糟蹋<text:span text:style-name="T3">? </text:span>隔壁那一家<text:span text:style-name="T3">,</text:span>開個一輛什麼車<text:span text:style-name="T3">,</text:span>女兒都是請名師家教好幾萬塊來家裏惡補<text:span text:style-name="T3">,</text:span>他們有錢當然功課好<text:span text:style-name="T3">,</text:span>其實也沒多好<text:span text:style-name="T3">,</text:span>我跟你說啦<text:span text:style-name="T3">,</text:span>都是用錢去賄賂老師買分數啦<text:span text:style-name="T3">,</text:span>平常印象分數就打高一點<text:span text:style-name="T3">.....(</text:span>天馬行空講不停<text:span text:style-name="T3">)<text:line-break/><text:line-break/></text:span>醫<text:span text:style-name="T3">: (...</text:span>尷尬<text:span text:style-name="T3">,</text:span>但不時被迫要露出迷人笑容<text:span text:style-name="T3">)</text:span>嗯<text:span text:style-name="T3">,</text:span>對啊<text:span text:style-name="T3">...</text:span>嗯<text:span text:style-name="T3">,</text:span>是啊<text:span text:style-name="T3">,</text:span>喔<text:span text:style-name="T3">...</text:span>是這樣啊<text:span text:style-name="T3">,</text:span>那你要不要趕快去拿藥<text:span text:style-name="T3">? ...</text:span>喔<text:span text:style-name="T3">,</text:span>是這樣啊<text:span text:style-name="T3">? </text:span>對<text:span text:style-name="T3">,</text:span>真的很過份<text:span text:style-name="T3">,..</text:span>那妳要不要趕快去拿藥<text:span text:style-name="T3">?...</text:span>喔<text:span text:style-name="T3">,</text:span>嘿嘿<text:span text:style-name="T3">(...</text:span>假笑加迷人微笑<text:span text:style-name="T3">,</text:span>雖然一補尿已經憋到快爆炸<text:span text:style-name="T3">). </text:span>喔<text:span text:style-name="T3">,</text:span>是嗎<text:span text:style-name="T3">?...</text:span>嗯<text:span text:style-name="T3">,</text:span>對<text:span text:style-name="T3">...</text:span>是喔<text:span text:style-name="T3">....<text:line-break/><text:line-break/></text:span>乙<text:span text:style-name="T3">: </text:span>大家都有院子<text:span text:style-name="T3">,</text:span>為什麼他要讓他家的花伸到我們家來<text:span text:style-name="T3">,</text:span>我就跟我朋友說<text:span text:style-name="T3">....</text:span>我朋友也是住在<text:span text:style-name="T3">...</text:span>我朋友就說<text:span text:style-name="T3">,</text:span>啊你不會就把伸過妳家的花剪掉<text:span text:style-name="T3">...</text:span>我女兒很聰明你知道嗎<text:span text:style-name="T3">? </text:span>她跟我說<text:span text:style-name="T3">,</text:span>媽媽<text:span text:style-name="T3">...</text:span>那天我女兒是穿著一件花色衣服<text:span text:style-name="T3">,</text:span>那樣子很像那個明星<text:span text:style-name="T3">SEH</text:span>啊<text:span text:style-name="T3">. </text:span>她就跟我說<text:span text:style-name="T3">,</text:span>媽<text:span text:style-name="T3">,</text:span>妳這樣子真的很好笑耶<text:span text:style-name="T3">...<text:line-break/><text:line-break/></text:span>醫<text:span text:style-name="T3">: (...</text:span>露出痛苦的迷人微笑<text:span text:style-name="T3">)</text:span>說<text:span text:style-name="T3">: </text:span>妳要不要趕快去拿藥<text:span text:style-name="T3">?<text:line-break/><text:line-break/></text:span>乙<text:span text:style-name="T3">: </text:span>我兒子啊<text:span text:style-name="T3">,</text:span>更好笑<text:span text:style-name="T3">,</text:span>他很帥哦<text:span text:style-name="T3">,</text:span>真的<text:span text:style-name="T3">,</text:span>我不騙你<text:span text:style-name="T3">....<text:line-break/><text:line-break/></text:span>醫<text:span text:style-name="T3">: (...</text:span>繼續露出痛苦的迷人微笑<text:span text:style-name="T3">)</text:span>說<text:span text:style-name="T3">: </text:span>嗯<text:span text:style-name="T3">,</text:span>我知道<text:span text:style-name="T3">,</text:span>一定很帥<text:span text:style-name="T3">,</text:span>那妳要不要趕快去拿藥<text:span text:style-name="T3">?<text:line-break/><text:line-break/></text:span>乙<text:span text:style-name="T3">: </text:span>那天他老師就叫他起來<text:span text:style-name="T3">....</text:span>啊我就<text:span text:style-name="T3">...</text:span></text:p>
      <text:p text:style-name="P1"><text:span text:style-name="T1">陳真</text:span><text:s/>  |  2012.06.18 19:09   |   <text:a xlink:type="simple" xlink:href="http://palinfo.habago.org/Entry?Command=Information_PrintForum&amp;iPage=504#FORUM31521"><text:span text:style-name="T2">#</text:span></text:a></text:p>
      <text:p text:style-name="P3">醫<text:span text:style-name="T3">: </text:span>最近怎麼樣<text:span text:style-name="T3">?<text:line-break/></text:span>病患甲<text:span text:style-name="T3">: </text:span>我都不能睡<text:span text:style-name="T3">.<text:line-break/></text:span>醫<text:span text:style-name="T3">: </text:span>三顆安眠藥還不能睡<text:span text:style-name="T3">? </text:span>是完全都睡不著嗎<text:span text:style-name="T3">?<text:line-break/></text:span>甲<text:span text:style-name="T3">: </text:span>對<text:span text:style-name="T3">.<text:line-break/></text:span>醫<text:span text:style-name="T3">: </text:span>每一天都這樣嗎<text:span text:style-name="T3">?<text:line-break/></text:span>甲<text:span text:style-name="T3">: </text:span>只有昨天<text:span text:style-name="T3">.<text:line-break/></text:span>醫<text:span text:style-name="T3">: </text:span>其它時候都可以睡<text:span text:style-name="T3">?<text:line-break/></text:span>甲<text:span text:style-name="T3">: </text:span>也都不能睡<text:span text:style-name="T3">.<text:line-break/></text:span>醫<text:span text:style-name="T3">:...? <text:line-break/></text:span>醫<text:span text:style-name="T3">: </text:span>是能睡還是不能睡<text:span text:style-name="T3">?<text:line-break/></text:span>甲<text:span text:style-name="T3">: </text:span>昨天沒有吃藥所以就不能睡<text:span text:style-name="T3">.<text:line-break/></text:span>醫<text:span text:style-name="T3">: </text:span>是因為昨天沒有吃藥所以不能睡<text:span text:style-name="T3">?<text:line-break/></text:span>甲<text:span text:style-name="T3">: </text:span>有吃藥也不能睡<text:span text:style-name="T3">.<text:line-break/></text:span>醫<text:span text:style-name="T3">:....? <text:line-break/></text:span>醫<text:span text:style-name="T3">: </text:span>所以妳這幾個月來吃三顆藥都還是睡不著<text:span text:style-name="T3">?<text:line-break/></text:span>甲<text:span text:style-name="T3">: </text:span>有吃藥就可以睡<text:span text:style-name="T3">.<text:line-break/></text:span>醫<text:span text:style-name="T3">:....?(</text:span>無奈<text:span text:style-name="T3">)<text:line-break/></text:span>醫<text:span text:style-name="T3">: </text:span>好吧<text:span text:style-name="T3">,</text:span>那就照這樣開藥<text:span text:style-name="T3">.<text:line-break/></text:span>甲<text:span text:style-name="T3">: </text:span>可是我會做惡夢<text:span text:style-name="T3">...(</text:span>接著開始講惡夢的一切細節<text:span text:style-name="T3">,</text:span>包括夢裏的公車的顏色以及每個人的穿著<text:span text:style-name="T3">....)<text:line-break/><text:line-break/></text:span>用最大的力氣企圖中斷<text:span text:style-name="T3">,</text:span>但病患堅持要繼續講述夢境的每個細節<text:span text:style-name="T3">,</text:span>好不容易經過了<text:span text:style-name="T3">20</text:span>分鐘的努力終於打斷<text:span text:style-name="T3">.<text:line-break/><text:line-break/></text:span>甲<text:span text:style-name="T3">: </text:span>那我這些夢應該怎麼辦<text:span text:style-name="T3">?<text:line-break/></text:span>醫<text:span text:style-name="T3">: </text:span>夢就是夢<text:span text:style-name="T3">,</text:span>不需要怎麼辦<text:span text:style-name="T3">.<text:line-break/></text:span>甲<text:span text:style-name="T3">: </text:span>可是<text:span text:style-name="T3">,</text:span>夢裏那個人為什麼要對我那麼凶<text:span text:style-name="T3">? <text:line-break/></text:span>醫<text:span text:style-name="T3">: ....(</text:span>尷尬無言<text:span text:style-name="T3">)<text:line-break/></text:span>甲<text:span text:style-name="T3">: </text:span>那個人就是我姐夫<text:span text:style-name="T3">,</text:span>他很恨我<text:span text:style-name="T3">,</text:span>因為他知道我比他有智慧<text:span text:style-name="T3">,</text:span>我都有在讀佛經<text:span text:style-name="T3">.<text:line-break/></text:span>醫<text:span text:style-name="T3">: ....(</text:span>無奈<text:span text:style-name="T3">,</text:span>無語<text:span text:style-name="T3">)<text:line-break/></text:span>醫<text:span text:style-name="T3">: </text:span>那我就照上次的藥開給妳<text:span text:style-name="T3">.<text:line-break/></text:span>甲<text:span text:style-name="T3">: </text:span>就因為我叫他不要再殺生吃蝦子<text:span text:style-name="T3">,</text:span>他就在夢裏趁我坐公車時跑來瞪我<text:span text:style-name="T3">.<text:line-break/></text:span>醫<text:span text:style-name="T3">: </text:span>這些都只是夢<text:span text:style-name="T3">,</text:span>有什麼關係嗎<text:span text:style-name="T3">?<text:line-break/></text:span>甲<text:span text:style-name="T3">: </text:span>我還夢到他給我摸屁股<text:span text:style-name="T3">,</text:span>胎膏郎<text:span text:style-name="T3">.</text:span>害我醒來後嚇得腿都軟了<text:span text:style-name="T3">,</text:span>我這是犯了色淫戒<text:span text:style-name="T3">.<text:line-break/></text:span>醫<text:span text:style-name="T3">: ....</text:span>這只是夢<text:span text:style-name="T3">.<text:line-break/></text:span>甲<text:span text:style-name="T3">: </text:span>可是佛經叫我們不要殺生<text:span text:style-name="T3">,</text:span>也不可以好色<text:span text:style-name="T3">. </text:span>為什麼我會夢到這樣的事<text:span text:style-name="T3">. </text:span>我有一天看到我姐夫在海產店吃蝦子<text:span text:style-name="T3">,</text:span>我叫他不要吃<text:span text:style-name="T3">,</text:span>他就用眼睛瞪我<text:span text:style-name="T3">. </text:span>然後我晚上就夢到了<text:span text:style-name="T3">,</text:span>好可怕<text:span text:style-name="T3">,</text:span>怎麼辦怎麼辦<text:span text:style-name="T3">....?<text:line-break/></text:span>醫<text:span text:style-name="T3">: ...(</text:span>尷尬無言<text:span text:style-name="T3">)<text:line-break/></text:span>甲<text:span text:style-name="T3">: ...(</text:span>又繼續仔細講述那個眼睛瞪人的夢的可怕<text:span text:style-name="T3">)<text:line-break/></text:span>醫<text:span text:style-name="T3">: </text:span>做個夢有那麼嚴重嗎<text:span text:style-name="T3">?<text:line-break/></text:span>甲<text:span text:style-name="T3">: (</text:span>繼續再講第二個惡夢<text:span text:style-name="T3">....)<text:line-break/><text:line-break/></text:span>努力打斷其冗長的夢境描述<text:span text:style-name="T3">,</text:span>叫她不要在乎夢<text:span text:style-name="T3">.<text:line-break/><text:line-break/></text:span>甲<text:span text:style-name="T3">: </text:span>佛經說我如果沒有色心就不會做春夢<text:span text:style-name="T3">. </text:span>好可怕好可怕哦<text:span text:style-name="T3">~<text:line-break/></text:span>醫<text:span text:style-name="T3">: </text:span>那妳是希望我做什麼<text:span text:style-name="T3">? </text:span>我總不可能叫妳不要做夢<text:span text:style-name="T3">. </text:span>我能做的只是開藥改善妳的睡眠品質<text:span text:style-name="T3">.<text:line-break/></text:span>甲<text:span text:style-name="T3">: </text:span>佛經說人生如夢<text:span text:style-name="T3">,</text:span>我早上一醒來<text:span text:style-name="T3">,</text:span>想到這些夢就整個頭暈了站不穩<text:span text:style-name="T3">,</text:span>連飯都吃不下了<text:span text:style-name="T3">. </text:span>我為什麼會有這種反應<text:span text:style-name="T3">?<text:line-break/></text:span>醫<text:span text:style-name="T3">:....</text:span>那只是一個夢<text:span text:style-name="T3">,</text:span>沒有人不做夢<text:span text:style-name="T3">,</text:span>做夢很正常<text:span text:style-name="T3">.<text:line-break/></text:span>甲<text:span text:style-name="T3">: </text:span>你不能說做夢正常<text:span text:style-name="T3">,</text:span>佛經說我們要無想無念<text:span text:style-name="T3">,</text:span>要超越眾生<text:span text:style-name="T3">.</text:span>我都有在學智慧<text:span text:style-name="T3">.<text:line-break/></text:span>醫<text:span text:style-name="T3">: </text:span>應該是超渡眾生不是超越眾生吧<text:span text:style-name="T3">.<text:line-break/></text:span>甲<text:span text:style-name="T3">: </text:span>喔<text:span text:style-name="T3">,</text:span>原來醫生也懂佛經<text:span text:style-name="T3">?<text:line-break/></text:span>醫<text:span text:style-name="T3">: </text:span>沒有啦<text:span text:style-name="T3">,</text:span>我隨便亂說的<text:span text:style-name="T3">. </text:span>我只是要說做個夢有那麼嚴重嗎<text:span text:style-name="T3">?<text:line-break/></text:span>甲<text:span text:style-name="T3">: </text:span>可是我不知道該怎麼辦<text:span text:style-name="T3">,</text:span>好可怕<text:span text:style-name="T3">. </text:span>為什麼會這樣<text:span text:style-name="T3">?<text:line-break/></text:span>醫<text:span text:style-name="T3">: </text:span>就不要去管做夢這些事吧<text:span text:style-name="T3">,</text:span>妳生活中都沒有其它的煩惱嗎<text:span text:style-name="T3">?<text:line-break/></text:span>甲<text:span text:style-name="T3">: </text:span>有啊<text:span text:style-name="T3">,</text:span>昨天做夢之後我的脖子就很酸<text:span text:style-name="T3">,</text:span>你要不要幫我看看有沒有問題<text:span text:style-name="T3">.<text:line-break/></text:span>醫<text:span text:style-name="T3">: </text:span>我每天全身都很酸<text:span text:style-name="T3">,</text:span>這些應該都不是問題<text:span text:style-name="T3">.<text:line-break/></text:span>甲<text:span text:style-name="T3">: </text:span>我早上嚇醒後就蹲在地上頭好暈<text:span text:style-name="T3">,</text:span>想到那個惡夢我就心跳開始加快<text:span text:style-name="T3">....(</text:span>講一堆細微症狀包括鼻子為什麼有點癢癢<text:span text:style-name="T3">,</text:span>為什麼左邊的頭髮比較會出油<text:span text:style-name="T3">)<text:line-break/></text:span>醫<text:span text:style-name="T3">:...(</text:span>無言<text:span text:style-name="T3">,</text:span>一時想不出來該怎麼應答<text:span text:style-name="T3">)<text:line-break/></text:span>甲<text:span text:style-name="T3">: </text:span>那我今天會不會又做夢<text:span text:style-name="T3">?<text:line-break/></text:span>醫<text:span text:style-name="T3">: </text:span>做夢有什麼關係<text:span text:style-name="T3">?<text:line-break/></text:span>甲<text:span text:style-name="T3">: </text:span>可是我還沒做這個夢之前脖子就不酸<text:span text:style-name="T3">.<text:line-break/></text:span>醫<text:span text:style-name="T3">: ....(</text:span>想不出來要說什麼<text:span text:style-name="T3">)<text:line-break/></text:span>醫<text:span text:style-name="T3">: </text:span>也許是睡覺去扭到吧<text:span text:style-name="T3">.<text:line-break/></text:span>甲<text:span text:style-name="T3">: </text:span>可是我腿也很酸<text:span text:style-name="T3">,</text:span>怎麼會這樣<text:span text:style-name="T3">? </text:span>我很擔心<text:span text:style-name="T3">,</text:span>我們那裡有個人說我是去卡到陰<text:span text:style-name="T3">?<text:line-break/></text:span>醫<text:span text:style-name="T3">:</text:span>這個<text:span text:style-name="T3">...(</text:span>口吃<text:span text:style-name="T3">)<text:line-break/></text:span>甲<text:span text:style-name="T3">: (</text:span>開始講民國八十年的某個可怕的夢<text:span text:style-name="T3">,</text:span>又是<text:span text:style-name="T3">20</text:span>分鐘<text:span text:style-name="T3">)<text:line-break/><text:line-break/></text:span>努力用盡一切手段包括皺眉頭打呵欠<text:span text:style-name="T3">,</text:span>企圖打斷夢境描述<text:span text:style-name="T3">.<text:line-break/><text:line-break/></text:span>甲<text:span text:style-name="T3">:</text:span>為什麼吃這個藥之後就會夢到這些可怕的事<text:span text:style-name="T3">?<text:line-break/></text:span>醫<text:span text:style-name="T3">: (...</text:span>無言以對<text:span text:style-name="T3">)<text:line-break/></text:span>甲<text:span text:style-name="T3">: </text:span>藥越吃越嚴重<text:span text:style-name="T3"><text:line-break/></text:span>醫<text:span text:style-name="T3">: </text:span>那妳要不要找其他的醫生看好了<text:span text:style-name="T3">.<text:line-break/></text:span>甲<text:span text:style-name="T3">: </text:span>我才不要<text:span text:style-name="T3">,</text:span>其他醫生開的藥更恐怖<text:span text:style-name="T3">.<text:line-break/></text:span>醫<text:span text:style-name="T3">:</text:span>好<text:span text:style-name="T3">,</text:span>那就去拿藥吧<text:span text:style-name="T3">.<text:line-break/></text:span>甲<text:span text:style-name="T3">: </text:span>那我的脖子很酸怎麼辦<text:span text:style-name="T3">? </text:span>我怕晚上又會做夢<text:span text:style-name="T3">. <text:line-break/></text:span>醫<text:span text:style-name="T3">: </text:span>做夢有那麼嚴重嗎<text:span text:style-name="T3">?<text:line-break/></text:span>甲<text:span text:style-name="T3">: </text:span>有一次我夢到<text:span text:style-name="T3">...(</text:span>開始講起民國<text:span text:style-name="T3">89</text:span>年的某個夢<text:span text:style-name="T3">)<text:line-break/></text:span>醫<text:span text:style-name="T3">: </text:span>是不是不要再管夢到什麼了<text:span text:style-name="T3">,</text:span>做夢對你有什麼傷害呢<text:span text:style-name="T3">?<text:line-break/></text:span>甲<text:span text:style-name="T3">: </text:span>我就會早上頭很暈<text:span text:style-name="T3">,</text:span>然後像這樣<text:span text:style-name="T3">...(</text:span>用力打嗝<text:span text:style-name="T3">),</text:span>為什麼打嗝的氣味也變得跟以前不一樣<text:span text:style-name="T3">.<text:line-break/></text:span>醫<text:span text:style-name="T3">: </text:span>我能做的就是開藥<text:span text:style-name="T3">,</text:span>還有就是這一切都不是問題<text:span text:style-name="T3">,</text:span>既然不是問題<text:span text:style-name="T3">,</text:span>那就不要花那麼大心力去注意這些沒有什麼意義的事<text:span text:style-name="T3">.<text:line-break/></text:span>甲<text:span text:style-name="T3">: </text:span>你能不能幫我看一下<text:span text:style-name="T3">? (</text:span>從皮包裏掏出一本很厚的筆記<text:span text:style-name="T3">,</text:span>上面記滿每天的呼吸次數及心跳血壓<text:span text:style-name="T3">,</text:span>並且做成精密圖表<text:span text:style-name="T3">)<text:line-break/></text:span>醫<text:span text:style-name="T3">: </text:span>你要我看什麼<text:span text:style-name="T3">?<text:line-break/></text:span>甲<text:span text:style-name="T3">: </text:span>為什麼我的心跳有時候<text:span text:style-name="T3">68</text:span>有時候跳到<text:span text:style-name="T3">72<text:line-break/></text:span>醫<text:span text:style-name="T3">: </text:span>這樣有哪裡不正常嗎<text:span text:style-name="T3">?<text:line-break/></text:span>甲<text:span text:style-name="T3">: </text:span>為什麼會有時跳得快有時跳得慢<text:span text:style-name="T3">?<text:line-break/></text:span>醫<text:span text:style-name="T3">: </text:span>心跳不是固定跳幾下<text:span text:style-name="T3">,</text:span>六七十下都很正常<text:span text:style-name="T3">.<text:line-break/></text:span>甲<text:span text:style-name="T3">: </text:span>可是我如果有做夢的話<text:span text:style-name="T3">,</text:span>隔天就會多跳兩三下<text:span text:style-name="T3">.<text:line-break/></text:span>醫<text:span text:style-name="T3">: </text:span>這個沒有問題<text:span text:style-name="T3">,</text:span>完全正常<text:span text:style-name="T3"><text:line-break/></text:span>甲<text:span text:style-name="T3">: </text:span>可是為什麼吃了你的藥之後我覺得要盡量彎下腰才能呼吸到地面上更多氧氣<text:span text:style-name="T3">,</text:span>是不是藥的副作用<text:span text:style-name="T3">. </text:span>我有去給中醫看<text:span text:style-name="T3">,</text:span>他叫我不要吃西藥<text:span text:style-name="T3">,</text:span>說我這個是缺血<text:span text:style-name="T3">,</text:span>要補腦<text:span text:style-name="T3">.<text:line-break/></text:span>醫<text:span text:style-name="T3">: </text:span>你的血色素都正常<text:span text:style-name="T3">.<text:line-break/></text:span>甲<text:span text:style-name="T3">: </text:span>那為什麼會這樣<text:span text:style-name="T3">? </text:span>為什麼我要彎腰才能呼吸到氧氣<text:span text:style-name="T3">,</text:span>超過腰部以上的氧氣就變少了<text:span text:style-name="T3">. </text:span>為什麼會這樣<text:span text:style-name="T3">?<text:line-break/></text:span>醫<text:span text:style-name="T3">:...(</text:span>尷尬無言<text:span text:style-name="T3">)<text:line-break/></text:span>醫<text:span text:style-name="T3">: </text:span>妳要不要去拿藥好了<text:span text:style-name="T3">. </text:span>還有病人在等<text:span text:style-name="T3">.<text:line-break/></text:span>甲<text:span text:style-name="T3">: </text:span>沒關係<text:span text:style-name="T3">,</text:span>外面如果有病人他等太久就自己會說<text:span text:style-name="T3">.<text:line-break/></text:span>醫<text:span text:style-name="T3">:...(</text:span>啞口無言<text:span text:style-name="T3">)<text:line-break/></text:span>醫<text:span text:style-name="T3">: </text:span>可是我不知道要說什麼<text:span text:style-name="T3">.<text:line-break/></text:span>甲<text:span text:style-name="T3">: </text:span>為什麼我姐夫在我夢裏要給我摸屁股<text:span text:style-name="T3">?<text:line-break/></text:span>醫<text:span text:style-name="T3">: </text:span>妳直接去問他好了<text:span text:style-name="T3">,</text:span>這我也不知道<text:span text:style-name="T3">.<text:line-break/></text:span>甲<text:span text:style-name="T3">: </text:span>佛經說<text:span text:style-name="T3">.....(</text:span>又是另一個話匣子<text:span text:style-name="T3">)<text:line-break/></text:span>醫<text:span text:style-name="T3">: </text:span>妳要不要去拿藥<text:span text:style-name="T3">,</text:span>有什麼問題以後再說<text:span text:style-name="T3">.<text:line-break/></text:span>甲<text:span text:style-name="T3">: </text:span>就是我這個眼睛都沒有神啊<text:span text:style-name="T3">,</text:span>好像很沒精神的樣子<text:span text:style-name="T3">,</text:span>為什麼會這樣<text:span text:style-name="T3">?<text:line-break/></text:span>醫<text:span text:style-name="T3">: (...</text:span>憋尿憋得快爆炸<text:span text:style-name="T3">) </text:span>妳的眼神沒有問題不用擔心<text:span text:style-name="T3">.<text:line-break/></text:span>甲<text:span text:style-name="T3">: </text:span>那我的手腳為什麼有時候好像左右兩邊溫度不太一樣<text:span text:style-name="T3">?<text:line-break/></text:span>醫<text:span text:style-name="T3">: </text:span>這不是問題<text:span text:style-name="T3">. </text:span>妳快去拿藥吧<text:span text:style-name="T3">.<text:line-break/></text:span>甲<text:span text:style-name="T3">: </text:span>那為什麼我的眼神都只想看著前方<text:span text:style-name="T3">? </text:span>很不喜歡看旁邊<text:span text:style-name="T3">? </text:span>為什麼會這樣<text:span text:style-name="T3">?<text:line-break/><text:line-break/></text:span>醫<text:span text:style-name="T3">: </text:span>我<text:span text:style-name="T3">...<text:line-break/><text:line-break/></text:span>這差不多就是我每天從早到晚忙到快暴斃的主要工作內容<text:span text:style-name="T3">. </text:span>於是每當下班之後<text:span text:style-name="T3">,</text:span>我就很想去空無一人的海邊<text:span text:style-name="T3">,</text:span>或是趕緊拿起各種數學題目來演算<text:span text:style-name="T3">,</text:span>或是趕緊迫不及待地進入純粹無暇沒有夾纏沒有彆扭沒有人事糾葛的哲學世界裏頭<text:span text:style-name="T3">,</text:span>就好像魚很想回到水裏一樣<text:span text:style-name="T3">.<text:line-break/><text:line-break/></text:span>亞歷桑那夢遊裏<text:span text:style-name="T3">,</text:span>魚終究游回大海<text:span text:style-name="T3">. </text:span>不管生前死後<text:span text:style-name="T3">,</text:span>我終究也會回到我的原鄉<text:span text:style-name="T3">.</text:span></text:p>
      <text:p text:style-name="P1"><text:span text:style-name="T1">李秉叡</text:span><text:s/>  |  2012.06.14 22:08   |   <text:a xlink:type="simple" xlink:href="http://palinfo.habago.org/Entry?Command=Information_PrintForum&amp;iPage=504#FORUM31520"><text:span text:style-name="T2">#</text:span></text:a></text:p>
      <text:p text:style-name="P2">美<text:span text:style-name="T3">60</text:span>年來動武<text:span text:style-name="T3">170</text:span>次<text:span text:style-name="T3"><text:s/></text:span>天天都在別國打仗<text:span text:style-name="T3"><text:line-break/><text:line-break/>2012-06-14 19:37 </text:span>新聞速報<text:span text:style-name="T3"><text:s/></text:span>【中評社】<text:span text:style-name="T3"> <text:line-break/><text:line-break/></text:span>《環球時報》發表文章稱，一年一度，美國國務院發表國別人權報告，對除美國之外的幾乎所有國家和地區的人權狀況進行評判和責難，儼然站在世界人權領域的「道義高地」，充當世界「人權法官」。<text:span text:style-name="T3"> <text:line-break/><text:line-break/></text:span>　　當今世界，究竟誰在踐踏人權？圍繞這個問題，有太多被扭曲的事實、被屏蔽的真相、被顛倒的道義。用事實戳穿美國「人權衛道士」的虛偽性，從道義上摧毀美國用謊言構築的「人權制高點」，對於廓清迷霧，引導人們正確認識世界人權領域真相，自覺抵制西方意識形態影響，具有重要意義。<text:span text:style-name="T3"> <text:line-break/><text:line-break/></text:span>　　戰爭：大規模侵犯人權的行為<text:span text:style-name="T3"> <text:line-break/><text:line-break/></text:span>　　人類行為中沒有比戰爭對人權的侵害程度更烈、規模更大的了，戰端一開，兵連禍接，戰火所及，生靈塗炭。<text:span text:style-name="T3"> <text:line-break/><text:line-break/></text:span>　　在無法徹底根除戰爭的歷史條件下，人們對戰爭作出正義與非正義的區分。什麼是正義戰爭，什麼是非正義戰爭？國際社會迄今達成的最一致的觀點是：侵略戰爭是非正義的，而反抗外敵入侵的戰爭是正義的。<text:span text:style-name="T3"> <text:line-break/><text:line-break/></text:span>　　二戰後，特別是冷戰結束後，美國的海外用兵進行的大都是侵略戰爭。這些戰火不在美國本土燃燒，死傷的沒有一個美國平民，卻給別國民眾帶來深重的災難。從<text:span text:style-name="T3">1945</text:span>年到<text:span text:style-name="T3">1990</text:span>年，美國對外進行的較大規模戰爭和軍事干預有<text:span text:style-name="T3">124</text:span>次，年均<text:span text:style-name="T3">2.8</text:span>次；從<text:span text:style-name="T3">1991</text:span>年到<text:span text:style-name="T3">2003</text:span>年，美國進行了<text:span text:style-name="T3">40</text:span>多次海外戰爭或軍事干預，年均<text:span text:style-name="T3">4</text:span>次。<text:span text:style-name="T3"> <text:line-break/><text:line-break/></text:span>　　美國在朝鮮戰爭中，使用了除原子武器以外的所有新式武器，甚至進行了滅絕人性的細菌戰。從<text:span text:style-name="T3">1961</text:span>年到<text:span text:style-name="T3">1973</text:span>年，美國在越南進行了<text:span text:style-name="T3">12</text:span>年的戰爭，當時的法國總統戴高樂公開譴責這是「一場骯髒的戰爭」；美國著名民權活動家馬丁<text:span text:style-name="T3">.</text:span>路德<text:span text:style-name="T3">.</text:span>金也公開發表聲明說：「我國必須被判罪<text:span text:style-name="T3">———</text:span>違背了幾乎所有為戰時人類尊嚴標準而確立的國際協議之罪。」<text:span text:style-name="T3"> <text:line-break/><text:line-break/></text:span>　　<text:span text:style-name="T3">2003</text:span>年，美國以伊拉克藏有大規模殺傷性武器為借口，發動了「先發制人」的戰爭。不僅聯合國通不過，而且在戰爭爆發前，有<text:span text:style-name="T3">10</text:span>多個國家、<text:span text:style-name="T3">400</text:span>多個城市、近千萬人舉行了自越戰以來最大規模的反戰示威。但是，美國仍然一意孤行，悍然對一個主權國家發動了侵略戰爭。美軍占領伊拉克後掘地三尺，也沒有發現大規模殺傷性武器，而伊拉克卻在<text:span text:style-name="T3">8</text:span>年時間裡飽受戰爭蹂躪。<text:span text:style-name="T3"> <text:line-break/><text:line-break/></text:span>　　<text:span text:style-name="T3">60</text:span>多年來，美國是世界上對外用兵最多的國家，幾乎天天都在別國打仗。就是這樣一個迷信和濫用武力、熱衷於向外輸出戰爭的國家，卻在扮演世界「人權法官」的角色！<text:span text:style-name="T3"><text:s/></text:span>戰爭「附帶損害」：對平民生命權的踐踏<text:span text:style-name="T3"> <text:line-break/><text:line-break/></text:span>　　美國對外用兵，經常打著「人權高於主權」、「人道主義干預」、「推翻暴政」、「推動民主」、「為自由而戰」等旗號，連軍事行動的代號也取得振振有詞，如「正義事業」、「支持民主」、「恢復希望」，等等。美軍把戰爭造成的平民傷亡，輕描淡寫地稱為軍事行動的「附帶損害」，最多也就表示一下「遺憾」。<text:span text:style-name="T3"> <text:line-break/><text:line-break/></text:span>　　人的生命權是最基本的人權，無情的戰爭機器踐踏的正是這種最基本的人權。<text:span text:style-name="T3"> <text:line-break/><text:line-break/></text:span>　　<text:span text:style-name="T3">1999</text:span>年，打著「避免人道主義災難」的幌子，以美國為首的北約對南聯盟進行了<text:span text:style-name="T3">78</text:span>天的狂轟濫炸，出動飛機<text:span text:style-name="T3">3.2</text:span>萬架次，投下<text:span text:style-name="T3">2.1</text:span>萬噸炸彈，其爆炸當量相當於美國在日本廣島所投原子彈的<text:span text:style-name="T3">4</text:span>倍，並且使用了集束炸彈、貧鈾炸彈等國際法禁止的武器和電磁脈衝炸彈、石墨炸彈等新式武器，導致南聯盟<text:span text:style-name="T3">2000</text:span>多無辜平民喪生，<text:span text:style-name="T3">6000</text:span>多人受傷，近<text:span text:style-name="T3">100</text:span>萬人流離失所，<text:span text:style-name="T3">200</text:span>多萬人失去生活來源，對南聯盟和相鄰地區的生態環境造成長期的災難性影響。這才是真正的人道主義災難！<text:span text:style-name="T3"> <text:line-break/><text:line-break/></text:span>　　伊拉克戰爭、阿富汗戰爭中究竟有多少平民死亡？美國對此諱莫如深。伊拉克人權部<text:span text:style-name="T3">2009</text:span>年發布的報告說，<text:span text:style-name="T3">2004</text:span>年<text:span text:style-name="T3">1</text:span>月至<text:span text:style-name="T3">2008</text:span>年<text:span text:style-name="T3">10</text:span>月，共有<text:span text:style-name="T3">85694</text:span>名伊拉克人喪生。總部設在英國的「伊拉克屍體計數」組織稱，自美軍入侵伊拉克以來，共有<text:span text:style-name="T3">12.2</text:span>萬名平民喪生。世界著名的醫學雜誌《柳葉刀》在<text:span text:style-name="T3">2006</text:span>年公布的抽樣調查報告說，美國發動的伊拉克戰爭造成<text:span text:style-name="T3">65.5</text:span>萬伊拉克人死亡。<text:span text:style-name="T3"> <text:line-break/><text:line-break/></text:span>英國調查機構<text:span text:style-name="T3">ORB</text:span>在<text:span text:style-name="T3">2007</text:span>年公布的抽樣調查結果表明，伊拉克戰爭導致的死亡人數達到<text:span text:style-name="T3">120</text:span>萬之眾。美國布朗大學沃森國際問題研究所一項報告顯示，截至<text:span text:style-name="T3">2011</text:span>年年中，兩場戰爭中有<text:span text:style-name="T3">12.5</text:span>萬名伊拉克平民、<text:span text:style-name="T3">1.17</text:span>萬名阿富汗平民、<text:span text:style-name="T3">3.56</text:span>萬名巴基斯坦人因戰爭死亡，還有<text:span text:style-name="T3">350</text:span>萬伊拉克平民、<text:span text:style-name="T3">300</text:span>萬阿富汗平民、<text:span text:style-name="T3">100</text:span>萬巴基斯坦平民淪為流離失所的難民。<text:span text:style-name="T3"> <text:line-break/><text:line-break/></text:span>　　這些冰冷的統計數字遠遠反映不出戰爭造成災難的全貌。它不包括國家的滿目瘡痍、物資的嚴重匱乏、基礎設施的破壞、生活條件的惡化，不包括破碎的家庭、傷殘的親人、寡婦和孤兒、畸形的新生兒，不包括人們的眼淚、痛苦、悲傷、孤獨、恐懼、絕望、憤怒和仇恨<text:span text:style-name="T3">……</text:span>人們不禁要問：這些每每以「推翻暴政」、「結束種族清洗」為名進行的戰爭和軍事干預，與其所稱的「暴政」、「種族清洗」相比，究竟誰造成的平民傷亡和人道主義災難更甚？<text:span text:style-name="T3"> <text:line-break/><text:line-break/></text:span>　「治外法權」：對別國人權的嘲弄<text:span text:style-name="T3"> <text:line-break/><text:line-break/></text:span>　　<text:span text:style-name="T3">2012</text:span>年<text:span text:style-name="T3">3</text:span>月<text:span text:style-name="T3">11</text:span>日，駐扎在阿富汗南部坎大哈省的美國大兵潛進兩個村莊，瘋狂開槍射殺睡夢中的平民，<text:span text:style-name="T3">17</text:span>名阿富汗人瞬間命喪黃泉，其中包括<text:span text:style-name="T3">3</text:span>名婦女和<text:span text:style-name="T3">9</text:span>名兒童。這一暴行，究竟是一名美國士兵所為，還是一群美國士兵所幹，這在西方媒體屏蔽真相的強大能力面前，恐怕是很難澄清了；而因享有「治外法權」被送回本國受審的那名美國大兵，則將因曠日持久的司法程序而逍遙度日，最終能否受到公正審判也在未定之天。<text:span text:style-name="T3"> <text:line-break/><text:line-break/></text:span>　　類似慘案舉不勝舉。越戰期間，美軍曾殺死越南一個村莊數百人，最後只判<text:span text:style-name="T3">1</text:span>名士兵有罪，並在關押<text:span text:style-name="T3">3</text:span>年後釋放。自<text:span text:style-name="T3">2010</text:span>年<text:span text:style-name="T3">1</text:span>月以來，駐阿富汗美軍第二步兵師第五作戰旅的<text:span text:style-name="T3">5</text:span>名士兵組成「殺人小組」，實施了至少<text:span text:style-name="T3">3</text:span>起謀殺，肆意殺害阿富汗平民，行凶後毀屍滅跡。有人說，美國版的「治外法權」就是一個「殺人牌照」。美國一方面高喊「保護人權」，一方面卻在「治外法權」掩護下放肆侵害別國居民的人權。<text:span text:style-name="T3"> <text:line-break/><text:line-break/></text:span>　　戰爭和殺戮，絕不可能給一個國家帶去人權水平的提升，相反，它只會激起仇恨與暴力的惡性循環。這已被一些國家反覆上演的「人體炸彈」、暴力浪潮、治安惡化、社會動亂等情景所證實。<text:span text:style-name="T3"> <text:line-break/><text:line-break/></text:span>　　一個對外用兵最多的國家，一個殺人最多的國家，卻在年複一年地對別國人權狀況指指點點。美國是憑借著西方話語體系對國際輿論的壟斷，而站在用無數謊言堆砌的<text:span text:style-name="T3">“</text:span>人權高地」上的。謊言一旦被驅散，「高地」就會坍塌，暴露出深埋地下的累累白骨，揭開世界人權領域的真相。<text:span text:style-name="T3"> <text:line-break/><text:line-break/></text:span>　　被顛倒的道義，應該把它顛倒過來！<text:span text:style-name="T3"><text:line-break/>http://news.chinatimes.com/world/130504/132012061401382.html</text:span></text:p>
      <text:p text:style-name="P1"><text:span text:style-name="T1">李秉叡</text:span><text:s/>  |  2012.06.05 08:02   |   <text:a xlink:type="simple" xlink:href="http://palinfo.habago.org/Entry?Command=Information_PrintForum&amp;iPage=504#FORUM31519"><text:span text:style-name="T2">#</text:span></text:a></text:p>
      <text:p text:style-name="P3">龍部長避談六四，是真如他所說的如此好聽的理由，還是真的換了位子，換了腦袋呢？蠻好奇的。<text:span text:style-name="T3"><text:line-break/>===============================================<text:line-break/><text:line-break/></text:span>談六四<text:span text:style-name="T3"><text:s/></text:span>龍應台：換位子就要換腦袋<text:span text:style-name="T3"> <text:line-break/><text:line-break/></text:span>【聯合報╱記者周美惠／台北報導】<text:span text:style-name="T3"><text:s/>2012.06.05 02:46 am <text:line-break/><text:line-break/></text:span>記者潘俊宏／攝影<text:span text:style-name="T3"> <text:line-break/><text:line-break/></text:span>六四事件昨天滿廿三周年，多位民進黨立委昨天在立法院詢問文化部長龍應台對六四事件的看法。龍應台說，作家應該有「勇」，但台灣社會期望她的，不是有勇而已。她必須同時有「謀」，才能為台灣爭取到最大的利益。她說，換了位子一定要換腦袋。<text:span text:style-name="T3"> <text:line-break/></text:span>立法院教育委員會昨天審查文化部預算解凍案。民進黨立委林佳龍說，「龍部長已被龍局長打敗了。」龍應台在擔任台北市文化局局長時代曾經舉辦過六四特展，如今卻毫無作為。他說，龍應台「當了官就改變自己的價值觀」。<text:span text:style-name="T3"> <text:line-break/><text:line-break/></text:span>龍應台說，在兩岸經濟協議（<text:span text:style-name="T3">ECFA</text:span>）架構下，文化部要跟大陸談判，為了台灣出版、影視產業的未來發展，她不應該把個人的看法放在談判桌上。<text:span text:style-name="T3"> <text:line-break/><text:line-break/></text:span>民進黨立委邱志偉說，龍應台立場模糊，「是不是換了位子，一定要換腦袋？」龍應台接口答：「是的，一定要換。」但她有「非常不模糊的立場」。現在不是作家，「要有全方位的思維」，她盡量不把個人的立場置入國家機器之中，一定要區隔個人的意見與國家政策制定者的角色。<text:span text:style-name="T3"> <text:line-break/><text:line-break/></text:span>立委鄭麗君說，德國現任文化部長曾在德國柏林影展開幕時，公開聲援大陸異議人士艾未未、劉曉波；為何旅德歸來的龍應台未表態？<text:span text:style-name="T3"> <text:line-break/><text:line-break/></text:span>龍應台在休息時對媒體說，她曾在六四事件屆滿五周年、十五周年時發表專文，想了解她對六四看法，可以在網路上、書裡找得到。但她現在不是作家，而是決策者。作家應該有「勇」，但台灣社會期望她的不是有勇而已。她必須同時有「謀」，為台灣爭取到最大利益。<text:span text:style-name="T3"> <text:line-break/><text:line-break/></text:span>林佳龍昨天當面遞交邀請函給龍應台，希望她參加昨晚在自由廣場舉辦的紀念六四音樂會。龍應台表示，她早已和影視、流行音樂界有約，不克出席。龍應台日前曾因穿球鞋，及在備詢時托腮受到批評，昨天她仍穿著白球鞋備詢，但不再托腮，兩手端正地放著。<text:span text:style-name="T3"> <text:line-break/><text:line-break/><text:line-break/></text:span>【<text:span text:style-name="T3">2012/06/05 </text:span>聯合報】<text:span text:style-name="T3">@ http://udn.com/<text:line-break/><text:line-break/></text:span></text:p>
      <text:p text:style-name="P1"><text:span text:style-name="T1">陳真</text:span><text:s/>  |  2012.06.03 13:48   |   <text:a xlink:type="simple" xlink:href="http://palinfo.habago.org/Entry?Command=Information_PrintForum&amp;iPage=504#FORUM31518"><text:span text:style-name="T2">#</text:span></text:a></text:p>
      <text:p text:style-name="P2">兩年前<text:span text:style-name="T3">,</text:span>巴勒網在以色列駐台撈錢胡搞辦事處門口靜站<text:span text:style-name="T3">,</text:span>我因為擔任發起人而被逮捕<text:span text:style-name="T3">,</text:span>連夜移送台北地檢署拘留偵辦<text:span text:style-name="T3">,</text:span>一進到地下牢房就傳來毆打辱罵的巨大動粗聲<text:span text:style-name="T3">,</text:span>看到兩三位獄卒對著一位嫌犯拳打腳踢<text:span text:style-name="T3">,</text:span>過程中還聽到<text:span text:style-name="T3"><text:s/>"</text:span>操你媽的<text:span text:style-name="T3">,</text:span>還敢反抗<text:span text:style-name="T3">". <text:line-break/><text:line-break/></text:span>我注意到其中一位主要帶頭者<text:span text:style-name="T3">. </text:span>當他後來經過我的鐵窗前<text:span text:style-name="T3">,</text:span>我就把他喊住<text:span text:style-name="T3">, </text:span>我說我要知道你的姓名和編號<text:span text:style-name="T3">,</text:span>我要檢舉你的行為<text:span text:style-name="T3">.</text:span>他大概是作威作福慣了<text:span text:style-name="T3">,</text:span>沒料到會有人來到牢裏落到他手上後還會這樣跟他講話<text:span text:style-name="T3">,</text:span>於是有點愣住<text:span text:style-name="T3">,</text:span>但大約愣住幾秒鐘的時間就恢復勇猛<text:span text:style-name="T3">,</text:span>大罵<text:span text:style-name="T3"><text:s/>"</text:span>你去告啊<text:span text:style-name="T3">!</text:span>你去告啊<text:span text:style-name="T3">!" </text:span>一副好像很猛的樣子<text:span text:style-name="T3">.</text:span>我說你不告訴我員工編號我怎麼告<text:span text:style-name="T3">? </text:span>這混蛋真的很勇猛<text:span text:style-name="T3">,</text:span>馬上就露出制服上的編號給我看<text:span text:style-name="T3">.<text:line-break/><text:line-break/></text:span>後來<text:span text:style-name="T3">,</text:span>我被上銬帶出偵訊時<text:span text:style-name="T3">,</text:span>看到一個少女不知道犯了什麼法<text:span text:style-name="T3">,</text:span>被這混蛋抓著頭髮像在丟垃圾那樣<text:span text:style-name="T3"><text:s/>"</text:span>丟<text:span text:style-name="T3">" </text:span>進鐵籠子裏<text:span text:style-name="T3">. </text:span>那女孩畏縮在到處是屎尿遺跡非常骯髒的牢房角落<text:span text:style-name="T3">,</text:span>兩眼驚恐<text:span text:style-name="T3">.<text:line-break/><text:line-break/></text:span>我被要求一萬元交保<text:span text:style-name="T3">,</text:span>我跟法官說我不願意交保<text:span text:style-name="T3">,</text:span>所以又被送回牢裏<text:span text:style-name="T3">. </text:span>兩三小時後<text:span text:style-name="T3">,</text:span>法官又傳我過去<text:span text:style-name="T3">,</text:span>問說我們為什麼要去以色列駐台機構抗議<text:span text:style-name="T3">?</text:span>一邊發問一邊自己回答說我們應該是為了要傳達某種<text:span text:style-name="T3"><text:s/>"</text:span>理念<text:span text:style-name="T3">". </text:span>我說我只是因為生氣<text:span text:style-name="T3">,</text:span>我反問他說你看到這樣一些戰爭這樣一些濫殺無辜的行為<text:span text:style-name="T3">,</text:span>難道都不會生氣<text:span text:style-name="T3">? </text:span>法官默然<text:span text:style-name="T3">.<text:line-break/><text:line-break/></text:span>不久我就被無條件釋放<text:span text:style-name="T3">. </text:span>走出牢房第一件事就是去走廊找公用電話打給當天主管<text:span text:style-name="T3">,</text:span>我說原來你們都是這樣縱容下屬無法無天<text:span text:style-name="T3">. </text:span>對方不知我來歷<text:span text:style-name="T3">,</text:span>問我是誰<text:span text:style-name="T3">,</text:span>我說我是剛剛幾分鐘前從裏面出來的人<text:span text:style-name="T3">,</text:span>現在還在地檢署<text:span text:style-name="T3">,</text:span>對方一直打官腔說以後會改善之類<text:span text:style-name="T3">. <text:line-break/><text:line-break/></text:span>後來我就跟各個司法政風單位分別寫了信及打了許多電話<text:span text:style-name="T3">,</text:span>每個單位互相踢皮球<text:span text:style-name="T3">,</text:span>要不就是問說我怎麼不蒐證<text:span text:style-name="T3">? </text:span>推說沒證據他們怎麼調查<text:span text:style-name="T3">? </text:span>這些官僚真的很幽默<text:span text:style-name="T3">,</text:span>用什麼蒐證<text:span text:style-name="T3">? </text:span>連手機都被非法扣留<text:span text:style-name="T3">,</text:span>用什麼蒐證<text:span text:style-name="T3">?</text:span>而且地檢署的拘留所不是有一堆監視器嗎<text:span text:style-name="T3">? </text:span>怎麼會無從調查<text:span text:style-name="T3">?<text:line-break/><text:line-break/></text:span>都已經兩年了<text:span text:style-name="T3">,</text:span>我還沒得到圓滿的官方答覆<text:span text:style-name="T3">, </text:span>倒是在兩個月前還接到法務部的滿意度調查<text:span text:style-name="T3">,</text:span>上面說感謝我曾提供意見<text:span text:style-name="T3">,</text:span>邀我填寫滿意度調查<text:span text:style-name="T3">,</text:span>幹它媽好像百貨公司周年慶那樣<text:span text:style-name="T3">,</text:span>填寫完滿意度調查搞不好還會有獎品<text:span text:style-name="T3">.<text:line-break/><text:line-break/></text:span>活在台灣<text:span text:style-name="T3">,</text:span>人渣橫行<text:span text:style-name="T3">,</text:span>想要不生氣真的很難<text:span text:style-name="T3">.</text:span>但是把地檢署這樣一些事<text:span text:style-name="T3">(</text:span>還有很多我沒寫出<text:span text:style-name="T3">)</text:span>全部加起來再乘以一萬<text:span text:style-name="T3">,</text:span>都抵不上我對之前提供的那段影片更令人痛恨<text:span text:style-name="T3">.<text:line-break/><text:line-break/></text:span>如果你從頭到尾看了影片<text:span text:style-name="T3">,</text:span>卻不知道我在痛恨什麼<text:span text:style-name="T3">,</text:span>那我們一定是活在兩個完全不一樣的世界<text:span text:style-name="T3">. <text:line-break/><text:line-break/><text:line-break/></text:span>有一些情節是影片有拍到<text:span text:style-name="T3">,</text:span>但有一些沒拍到的一樣可恨<text:span text:style-name="T3">. </text:span>例如警方說他們搜索那幾位陪酒的女服務生時<text:span text:style-name="T3">,</text:span>把對方的義肢給弄掉了<text:span text:style-name="T3">,</text:span>於是才知道對方是癌末截肢病患<text:span text:style-name="T3">. </text:span>可是<text:span text:style-name="T3">,</text:span>幹它媽究竟是什麼樣的人身搜索能把一個人的義肢給弄掉在地上<text:span text:style-name="T3">? </text:span>今天違法者若是達官富人<text:span text:style-name="T3">,</text:span>警方還會這麼勇猛嗎<text:span text:style-name="T3">? <text:line-break/><text:line-break/></text:span>講到這些<text:span text:style-name="T3">,</text:span>仍是老話<text:span text:style-name="T3">.</text:span>我從不相信那些經常喜歡高唱各種什麼人權理念的<text:span text:style-name="T3"><text:s/>(</text:span>親綠<text:span text:style-name="T3">)</text:span>學者或<text:span text:style-name="T3"><text:s/>"</text:span>社運人士<text:span text:style-name="T3">",</text:span>想到他們我就很想吐<text:span text:style-name="T3">. </text:span>每當他們要護衛某種政治利益或黨派立場時<text:span text:style-name="T3">,</text:span>就抬出幹它媽的什麼碗糕人權或什麼民主自由<text:span text:style-name="T3">,</text:span>好像他們真的很關心什麼人權或什麼民主自由似的<text:span text:style-name="T3">.<text:line-break/><text:line-break/></text:span>一個人如果有很多<text:span text:style-name="T3"><text:s/>"</text:span>理念<text:span text:style-name="T3">",</text:span>很多論述<text:span text:style-name="T3">,</text:span>但卻沒有半點憤怒<text:span text:style-name="T3">,</text:span>或者是要不要<text:span text:style-name="T3"><text:s/>"</text:span>憤怒<text:span text:style-name="T3">" </text:span>是根據顏色或立場來決定的<text:span text:style-name="T3">,</text:span>這種人依我看<text:span text:style-name="T3">,</text:span>最好要離遠一點<text:span text:style-name="T3">,</text:span>因為絕非善類<text:span text:style-name="T3">.</text:span></text:p>
      <text:p text:style-name="P1"><text:span text:style-name="T1">鄭啟承</text:span><text:s/>  |  2012.06.03 13:15   |   <text:a xlink:type="simple" xlink:href="http://palinfo.habago.org/Entry?Command=Information_PrintForum&amp;iPage=504#FORUM31517"><text:span text:style-name="T2">#</text:span></text:a></text:p>
      <text:p text:style-name="P3">在台灣土生土長三十幾年，與之我所認識的世界比對，我發現了一件事，那就是自信過度或是自信不足的民族似乎都特別喜歡講究所謂「民意」。自信過度者大概以為他的意見真的有何過人之處以致別人非聽不可，自信不足者則是不甘冷落總想弄出點聲音好證明自己的存在（台灣人特別喜歡講的「為自己發聲」）。<text:span text:style-name="T3"><text:line-break/><text:line-break/></text:span>不管是自負或自卑，其實都是一種自我過度關注，換句話說他把自己看得太要緊了。把自己看得太要緊其實是很有違民主精神的，因為這個「民」是「他自己」的民，而不是普世人民人性，否則以數字觀點若我們真的有意看待民意，那誰不是「民」？全世界<text:span text:style-name="T3"><text:s/>99.999% </text:span>的人類都是民了，又有誰的意見是特別重要的？<text:span text:style-name="T3"><text:line-break/><text:line-break/></text:span>這樣一種常見現象與其謂之民主，不如說是民粹，我們可以細心觀察一下周遭，舉凡刻意抬舉民眾，喜歡劃分或製造階級、「站在群眾的那邊」，凡事都要講究以人民或民意優先，妖魔化社會上層、吹捧美化社會下層者，大都屬這一類。這樣的一群生物只要有心者奉承一下所謂「人民」，立刻就會群情激昂感激涕零，反之只要對「人民」稍有不敬他就會立刻暴走暴怒露出殺意，要不就是覺得神聖善良血統被人玷汙而流下痛心不捨的淚水。蠢蛋不管感激涕零或暴走暴怒或痛心不捨，其實都無太大差別，蠢血沸騰三態罷了。<text:span text:style-name="T3"><text:line-break/><text:line-break/></text:span>與其民粹故將下流稱上流，倒不如直接對階級和上流搖尾崇拜還來得乾脆一些，至少不那麼做作。<text:span text:style-name="T3"><text:line-break/><text:line-break/></text:span>一個民族若被這種民粹傳染病汙染過，將很難恢復正常。自我感覺不足或自暴自棄或許還有得救，因為只要給予外在或內在的一些幫助，他就有改善的可能。但自我感覺良好卻是一種近乎無可救藥的病，除非重新投胎作人，或是叫雷公給他狠狠的一擊，否則大概很難醒過來了。<text:span text:style-name="T3"><text:line-break/><text:line-break/></text:span>我們也許說不清楚什麼是愛，但我們卻知道什麼是恨。這樣一種民族裡頭將沒有愛（縱然他滿口是愛），而將恨的種子散播四周。他教你去恨你的敵人，把擁有同樣一種恨的人稱作朋友，如果你不同他一起恨，那你便不是他的朋友而將成為他的敵人。<text:span text:style-name="T3"><text:line-break/><text:line-break/></text:span>或許也可以這麼說，一個人或一個民族愈是故意擁戴什麼普羅眾生或民意，那他心裡其實是愈看不起這些東西的。對弱勢者的關注若不是出於善意，那將會是一件很可怕的事。這樣的人只要一有機會成為強勢者，他就會立刻搖身一變為欺壓傷害別人的那一方。<text:span text:style-name="T3"><text:line-break/><text:line-break/></text:span>我本來想說以上是純理論純空談，但它並不是。身為正港台灣人，你能環顧四周親朋好友同事上司鄰居同學老師網友而找出多少沒帶有一絲這樣思想或氣味的人類？</text:p>
      <text:p text:style-name="P1"><text:span text:style-name="T1">怡靜</text:span><text:s/>  |  2012.06.02 19:38   |   <text:a xlink:type="simple" xlink:href="http://palinfo.habago.org/Entry?Command=Information_PrintForum&amp;iPage=504#FORUM31516"><text:span text:style-name="T2">#</text:span></text:a></text:p>
      <text:p text:style-name="P2">這是我不看台灣電視新聞的一個主要原因，這樣的事總會縈繞心頭數小時或數日，它終究會散去，直到下次又看到類似的畫面。一開始我還會憤恨不已，破口大罵，久了旁人或家人當你發神經，不曉得這種不關你事（真的不關我們的事嗎？難道我們可以永遠佔盡便宜？）的事情有什麼好生氣的，氣壞自己身體罷了，他們這樣說。<text:span text:style-name="T3"><text:line-break/><text:line-break/></text:span>再看到類似情景或電視畫面我還是很生氣，但或許是難受居多，只是隱忍住了，想起尚未出社會時，我每年寫新年卡片總是提到，我期許自己絕對不要成為那種自己痛恨的人。<text:span text:style-name="T3"><text:line-break/><text:line-break/></text:span>陳真說的對：<text:span text:style-name="T3"><text:line-break/>"</text:span>一個人會有這種嘴臉<text:span text:style-name="T3">,</text:span>毫無疑問<text:span text:style-name="T3">,</text:span>當他面對強者或權勢者時一定是那種窩囊到爆的廢物<text:span text:style-name="T3">."</text:span>這法則真是屢試不爽，公部門內尤其明顯，而當你常常看到這種嘴臉時，如果殺人而不會受處罰，真的很想殺人。</text:p>
      <text:p text:style-name="P1"><text:span text:style-name="T1">陳真</text:span><text:s/>  |  2012.06.01 15:52   |   <text:a xlink:type="simple" xlink:href="http://palinfo.habago.org/Entry?Command=Information_PrintForum&amp;iPage=504#FORUM31515"><text:span text:style-name="T2">#</text:span></text:a></text:p>
      <text:p text:style-name="P3">大家都有愛恨<text:span text:style-name="T3">,</text:span>但有人能體會我心裏的恨嗎<text:span text:style-name="T3">? </text:span>我知道底下這種事<text:span text:style-name="T3">(</text:span>請務必觀看影音而非只看文字<text:span text:style-name="T3">)</text:span>普遍發生在生活四周<text:span text:style-name="T3">,</text:span>越是具有強弱之分的場合或情境<text:span text:style-name="T3">(</text:span>例如病患求助醫護人員<text:span text:style-name="T3">,</text:span>警察對待弱勢涉嫌人等等<text:span text:style-name="T3">),</text:span>就越容易見到這樣一種不把你當人看任恁爸或恁娘宰割的嘴臉<text:span text:style-name="T3">. <text:line-break/><text:line-break/></text:span>老實說<text:span text:style-name="T3">,</text:span>如果我不是還具有一點自私或懦弱的所謂理性<text:span text:style-name="T3">,</text:span>恐怕不知道已經殺掉多少人<text:span text:style-name="T3">. </text:span>血色入侵裏的吸血鬼說得對<text:span text:style-name="T3">,</text:span>她對小男友說<text:span text:style-name="T3">: </text:span>要是你有辦法殺人<text:span text:style-name="T3">(</text:span>而不會受到處罰<text:span text:style-name="T3">),</text:span>你也會殺人<text:span text:style-name="T3">.<text:line-break/><text:line-break/></text:span>人可以殘酷<text:span text:style-name="T3">,</text:span>這我沒意見<text:span text:style-name="T3">,</text:span>但殘酷理應只針對敵人或是出於某種重大利益<text:span text:style-name="T3">. </text:span>唯有<text:span text:style-name="T3">ridely scott</text:span>電影裏那類作威作福的人渣才會反而對弱者殘酷<text:span text:style-name="T3">,</text:span>或是在毫無重大利益的情況下他也能如此殘酷<text:span text:style-name="T3">. </text:span>一個人會有這種嘴臉<text:span text:style-name="T3">,</text:span>毫無疑問<text:span text:style-name="T3">,</text:span>當他面對強者或權勢者時一定是那種窩囊到爆的廢物<text:span text:style-name="T3">.<text:line-break/><text:line-break/><text:line-break/></text:span>你儘管可以執法<text:span text:style-name="T3">,</text:span>可以打仗殺人<text:span text:style-name="T3">,</text:span>平常更可以為各種私利去傷人<text:span text:style-name="T3">,</text:span>這我都沒意見<text:span text:style-name="T3">,</text:span>但重點不是行為<text:span text:style-name="T3">,</text:span>而是嘴臉<text:span text:style-name="T3">.<text:line-break/><text:line-break/></text:span>各位不妨仔細看清楚這新聞影片中所謂執法人員那種嘴臉<text:span text:style-name="T3">,</text:span>深深記入腦海<text:span text:style-name="T3">,</text:span>永遠都不要忘記<text:span text:style-name="T3">,</text:span>對它要懷著做為一個人所能產生的最深的恨意<text:span text:style-name="T3">.<text:line-break/><text:line-break/>http://www.nexttv.com.tw/vod/10256154?slug=news-fe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